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26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26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26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26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26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2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26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26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26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26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2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26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33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4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  <table:table-cell table:number-columns-repeated="22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2"/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  <table:table-cell table:number-columns-repeated="22"/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  <table:table-cell table:number-columns-repeated="22"/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  <table:table-cell table:number-columns-repeated="22"/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  <table:table-cell table:number-columns-repeated="22"/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  <table:table-cell table:number-columns-repeated="22"/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  <table:table-cell table:number-columns-repeated="22"/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34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34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34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34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28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28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2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text:s text:c="3"/>METHOD=single_rounds</text:p>
          </table:table-cell>
          <table:table-cell table:number-columns-repeated="3"/>
          <table:table-cell table:style-name="ce1"/>
          <table:table-cell table:number-columns-repeated="42"/>
        </table:table-row>
        <table:table-row table:style-name="ro1">
          <table:table-cell table:number-columns-repeated="4"/>
          <table:table-cell table:style-name="ce1"/>
          <table:table-cell table:number-columns-repeated="42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MONOLITHIC -------- ignore = 0.07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7244" calcext:value-type="float">
            <text:p>0.007244</text:p>
          </table:table-cell>
          <table:table-cell office:value-type="float" office:value="0.0062067" calcext:value-type="float">
            <text:p>0.0062067</text:p>
          </table:table-cell>
          <table:table-cell office:value-type="float" office:value="0.0055186" calcext:value-type="float">
            <text:p>0.0055186</text:p>
          </table:table-cell>
          <table:table-cell office:value-type="float" office:value="0.0052625" calcext:value-type="float">
            <text:p>0.0052625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0.00666" calcext:value-type="float">
            <text:p>0.00666</text:p>
          </table:table-cell>
          <table:table-cell office:value-type="float" office:value="0.0061414" calcext:value-type="float">
            <text:p>0.0061414</text:p>
          </table:table-cell>
          <table:table-cell office:value-type="float" office:value="0.0060037" calcext:value-type="float">
            <text:p>0.0060037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166" calcext:value-type="float">
            <text:p>0.008166</text:p>
          </table:table-cell>
          <table:table-cell office:value-type="float" office:value="0.0074617" calcext:value-type="float">
            <text:p>0.0074617</text:p>
          </table:table-cell>
          <table:table-cell office:value-type="float" office:value="0.0069371" calcext:value-type="float">
            <text:p>0.0069371</text:p>
          </table:table-cell>
          <table:table-cell office:value-type="float" office:value="0.0067162" calcext:value-type="float">
            <text:p>0.0067162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708" calcext:value-type="float">
            <text:p>0.00870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0076525" calcext:value-type="float">
            <text:p>0.007652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09065" calcext:value-type="float">
            <text:p>0.009065</text:p>
          </table:table-cell>
          <table:table-cell office:value-type="float" office:value="0.0084843" calcext:value-type="float">
            <text:p>0.0084843</text:p>
          </table:table-cell>
          <table:table-cell office:value-type="float" office:value="0.0084025" calcext:value-type="float">
            <text:p>0.00840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0.0095467" calcext:value-type="float">
            <text:p>0.0095467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933" calcext:value-type="float">
            <text:p>0.0093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1016" calcext:value-type="float">
            <text:p>0.011016</text:p>
          </table:table-cell>
          <table:table-cell office:value-type="float" office:value="0.0104417" calcext:value-type="float">
            <text:p>0.0104417</text:p>
          </table:table-cell>
          <table:table-cell office:value-type="float" office:value="0.0101686" calcext:value-type="float">
            <text:p>0.0101686</text:p>
          </table:table-cell>
          <table:table-cell office:value-type="float" office:value="0.010285" calcext:value-type="float">
            <text:p>0.01028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11225" calcext:value-type="float">
            <text:p>0.011225</text:p>
          </table:table-cell>
          <table:table-cell office:value-type="float" office:value="0.0113286" calcext:value-type="float">
            <text:p>0.0113286</text:p>
          </table:table-cell>
          <table:table-cell office:value-type="float" office:value="0.0111225" calcext:value-type="float">
            <text:p>0.0111225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122483" calcext:value-type="float">
            <text:p>0.0122483</text:p>
          </table:table-cell>
          <table:table-cell office:value-type="float" office:value="0.0123171" calcext:value-type="float">
            <text:p>0.0123171</text:p>
          </table:table-cell>
          <table:table-cell office:value-type="float" office:value="0.0124375" calcext:value-type="float">
            <text:p>0.0124375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"/>
          <table:table-cell office:value-type="float" office:value="0.0067" calcext:value-type="float">
            <text:p>0.0067</text:p>
          </table:table-cell>
          <table:table-cell office:value-type="float" office:value="0.013168" calcext:value-type="float">
            <text:p>0.013168</text:p>
          </table:table-cell>
          <table:table-cell office:value-type="float" office:value="0.01304" calcext:value-type="float">
            <text:p>0.01304</text:p>
          </table:table-cell>
          <table:table-cell office:value-type="float" office:value="0.0131314" calcext:value-type="float">
            <text:p>0.0131314</text:p>
          </table:table-cell>
          <table:table-cell office:value-type="float" office:value="0.0134737" calcext:value-type="float">
            <text:p>0.0134737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14678" calcext:value-type="float">
            <text:p>0.014678</text:p>
          </table:table-cell>
          <table:table-cell office:value-type="float" office:value="0.014165" calcext:value-type="float">
            <text:p>0.014165</text:p>
          </table:table-cell>
          <table:table-cell office:value-type="float" office:value="0.0141943" calcext:value-type="float">
            <text:p>0.0141943</text:p>
          </table:table-cell>
          <table:table-cell office:value-type="float" office:value="0.0148125" calcext:value-type="float">
            <text:p>0.0148125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"/>
          <table:table-cell office:value-type="float" office:value="0.0069" calcext:value-type="float">
            <text:p>0.0069</text:p>
          </table:table-cell>
          <table:table-cell office:value-type="float" office:value="0.015256" calcext:value-type="float">
            <text:p>0.015256</text:p>
          </table:table-cell>
          <table:table-cell office:value-type="float" office:value="0.0151667" calcext:value-type="float">
            <text:p>0.0151667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5985" calcext:value-type="float">
            <text:p>0.015985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92" calcext:value-type="float">
            <text:p>0.016192</text:p>
          </table:table-cell>
          <table:table-cell office:value-type="float" office:value="0.0161117" calcext:value-type="float">
            <text:p>0.0161117</text:p>
          </table:table-cell>
          <table:table-cell office:value-type="float" office:value="0.0164343" calcext:value-type="float">
            <text:p>0.0164343</text:p>
          </table:table-cell>
          <table:table-cell office:value-type="float" office:value="0.0170875" calcext:value-type="float">
            <text:p>0.0170875</text:p>
          </table:table-cell>
          <table:table-cell table:number-columns-repeated="35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42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MONOLITHIC -------- ignore = 0.10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1117" calcext:value-type="float">
            <text:p>0.0061117</text:p>
          </table:table-cell>
          <table:table-cell office:value-type="float" office:value="0.0056629" calcext:value-type="float">
            <text:p>0.0056629</text:p>
          </table:table-cell>
          <table:table-cell office:value-type="float" office:value="0.0054813" calcext:value-type="float">
            <text:p>0.0054813</text:p>
          </table:table-cell>
          <table:table-cell table:number-columns-repeated="35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"/>
          <table:table-cell office:value-type="float" office:value="0.0059" calcext:value-type="float">
            <text:p>0.0059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0.0065086" calcext:value-type="float">
            <text:p>0.0065086</text:p>
          </table:table-cell>
          <table:table-cell office:value-type="float" office:value="0.0060775" calcext:value-type="float">
            <text:p>0.0060775</text:p>
          </table:table-cell>
          <table:table-cell table:number-columns-repeated="35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.0071686" calcext:value-type="float">
            <text:p>0.0071686</text:p>
          </table:table-cell>
          <table:table-cell office:value-type="float" office:value="0.006975" calcext:value-type="float">
            <text:p>0.006975</text:p>
          </table:table-cell>
          <table:table-cell table:number-columns-repeated="35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0867" calcext:value-type="float">
            <text:p>0.0080867</text:p>
          </table:table-cell>
          <table:table-cell office:value-type="float" office:value="0.0078543" calcext:value-type="float">
            <text:p>0.0078543</text:p>
          </table:table-cell>
          <table:table-cell office:value-type="float" office:value="0.0077525" calcext:value-type="float">
            <text:p>0.0077525</text:p>
          </table:table-cell>
          <table:table-cell table:number-columns-repeated="35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0.0085243" calcext:value-type="float">
            <text:p>0.0085243</text:p>
          </table:table-cell>
          <table:table-cell office:value-type="float" office:value="0.0085913" calcext:value-type="float">
            <text:p>0.0085913</text:p>
          </table:table-cell>
          <table:table-cell table:number-columns-repeated="35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"/>
          <table:table-cell office:value-type="float" office:value="0.0063" calcext:value-type="float">
            <text:p>0.0063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0.0092786" calcext:value-type="float">
            <text:p>0.0092786</text:p>
          </table:table-cell>
          <table:table-cell office:value-type="float" office:value="0.0094275" calcext:value-type="float">
            <text:p>0.0094275</text:p>
          </table:table-cell>
          <table:table-cell table:number-columns-repeated="35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1082" calcext:value-type="float">
            <text:p>0.01082</text:p>
          </table:table-cell>
          <table:table-cell office:value-type="float" office:value="0.0105283" calcext:value-type="float">
            <text:p>0.0105283</text:p>
          </table:table-cell>
          <table:table-cell office:value-type="float" office:value="0.0101357" calcext:value-type="float">
            <text:p>0.0101357</text:p>
          </table:table-cell>
          <table:table-cell office:value-type="float" office:value="0.0104237" calcext:value-type="float">
            <text:p>0.0104237</text:p>
          </table:table-cell>
          <table:table-cell table:number-columns-repeated="35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195" calcext:value-type="float">
            <text:p>0.01195</text:p>
          </table:table-cell>
          <table:table-cell office:value-type="float" office:value="0.01139" calcext:value-type="float">
            <text:p>0.01139</text:p>
          </table:table-cell>
          <table:table-cell office:value-type="float" office:value="0.0115214" calcext:value-type="float">
            <text:p>0.0115214</text:p>
          </table:table-cell>
          <table:table-cell office:value-type="float" office:value="0.0116063" calcext:value-type="float">
            <text:p>0.0116063</text:p>
          </table:table-cell>
          <table:table-cell table:number-columns-repeated="35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3"/>
          <table:table-cell office:value-type="float" office:value="0.0066" calcext:value-type="float">
            <text:p>0.0066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23567" calcext:value-type="float">
            <text:p>0.0123567</text:p>
          </table:table-cell>
          <table:table-cell office:value-type="float" office:value="0.0122057" calcext:value-type="float">
            <text:p>0.0122057</text:p>
          </table:table-cell>
          <table:table-cell office:value-type="float" office:value="0.0124925" calcext:value-type="float">
            <text:p>0.0124925</text:p>
          </table:table-cell>
          <table:table-cell table:number-columns-repeated="35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3"/>
          <table:table-cell office:value-type="float" office:value="0.0067" calcext:value-type="float">
            <text:p>0.0067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0.0133283" calcext:value-type="float">
            <text:p>0.0133283</text:p>
          </table:table-cell>
          <table:table-cell office:value-type="float" office:value="0.0133429" calcext:value-type="float">
            <text:p>0.0133429</text:p>
          </table:table-cell>
          <table:table-cell office:value-type="float" office:value="0.0137838" calcext:value-type="float">
            <text:p>0.0137838</text:p>
          </table:table-cell>
          <table:table-cell table:number-columns-repeated="35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3"/>
          <table:table-cell office:value-type="float" office:value="0.0068" calcext:value-type="float">
            <text:p>0.0068</text:p>
          </table:table-cell>
          <table:table-cell office:value-type="float" office:value="0.014164" calcext:value-type="float">
            <text:p>0.014164</text:p>
          </table:table-cell>
          <table:table-cell office:value-type="float" office:value="0.014275" calcext:value-type="float">
            <text:p>0.014275</text:p>
          </table:table-cell>
          <table:table-cell office:value-type="float" office:value="0.0144386" calcext:value-type="float">
            <text:p>0.0144386</text:p>
          </table:table-cell>
          <table:table-cell office:value-type="float" office:value="0.01486" calcext:value-type="float">
            <text:p>0.01486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69" calcext:value-type="float">
            <text:p>0.0069</text:p>
          </table:table-cell>
          <table:table-cell office:value-type="float" office:value="0.015388" calcext:value-type="float">
            <text:p>0.015388</text:p>
          </table:table-cell>
          <table:table-cell office:value-type="float" office:value="0.0152067" calcext:value-type="float">
            <text:p>0.0152067</text:p>
          </table:table-cell>
          <table:table-cell office:value-type="float" office:value="0.0155329" calcext:value-type="float">
            <text:p>0.0155329</text:p>
          </table:table-cell>
          <table:table-cell office:value-type="float" office:value="0.0161687" calcext:value-type="float">
            <text:p>0.016168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0.007" calcext:value-type="float">
            <text:p>0.007</text:p>
          </table:table-cell>
          <table:table-cell office:value-type="float" office:value="0.01616" calcext:value-type="float">
            <text:p>0.01616</text:p>
          </table:table-cell>
          <table:table-cell office:value-type="float" office:value="0.0162583" calcext:value-type="float">
            <text:p>0.0162583</text:p>
          </table:table-cell>
          <table:table-cell office:value-type="float" office:value="0.0166614" calcext:value-type="float">
            <text:p>0.0166614</text:p>
          </table:table-cell>
          <table:table-cell office:value-type="float" office:value="0.0174225" calcext:value-type="float">
            <text:p>0.0174225</text:p>
          </table:table-cell>
          <table:table-cell table:number-columns-repeated="35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3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3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3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3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3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3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3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3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35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35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Hybri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– single_rounds ignore=0.05 –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RALLEL – single_rounds ignore=0.05 --- TAKE 2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eta PAIRED – single_rounds ignore=0.05 – TAKE 2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.00722" calcext:value-type="float">
            <text:p>0.00722</text:p>
          </table:table-cell>
          <table:table-cell office:value-type="float" office:value="0.0066843" calcext:value-type="float">
            <text:p>0.0066843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6952" calcext:value-type="float">
            <text:p>0.006952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47714" calcext:value-type="float">
            <text:p>0.0047714</text:p>
          </table:table-cell>
          <table:table-cell office:value-type="float" office:value="0.0043763" calcext:value-type="float">
            <text:p>0.00437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/>
          <table:table-cell office:value-type="float" office:value="0.00308" calcext:value-type="float">
            <text:p>0.00308</text:p>
          </table:table-cell>
          <table:table-cell office:value-type="float" office:value="0.0024889" calcext:value-type="float">
            <text:p>0.00248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80157" calcext:value-type="float">
            <text:p>0.0080157</text:p>
          </table:table-cell>
          <table:table-cell office:value-type="float" office:value="0.00769" calcext:value-type="float">
            <text:p>0.0076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0.0070983" calcext:value-type="float">
            <text:p>0.0070983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62725" calcext:value-type="float">
            <text:p>0.00627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0.0085267" calcext:value-type="float">
            <text:p>0.0085267</text:p>
          </table:table-cell>
          <table:table-cell office:value-type="float" office:value="0.0078129" calcext:value-type="float">
            <text:p>0.0078129</text:p>
          </table:table-cell>
          <table:table-cell office:value-type="float" office:value="0.0072737" calcext:value-type="float">
            <text:p>0.0072737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73017" calcext:value-type="float">
            <text:p>0.0073017</text:p>
          </table:table-cell>
          <table:table-cell office:value-type="float" office:value="0.0068543" calcext:value-type="float">
            <text:p>0.0068543</text:p>
          </table:table-cell>
          <table:table-cell office:value-type="float" office:value="0.0064388" calcext:value-type="float">
            <text:p>0.0064388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.0054533" calcext:value-type="float">
            <text:p>0.0054533</text:p>
          </table:table-cell>
          <table:table-cell office:value-type="float" office:value="0.0048043" calcext:value-type="float">
            <text:p>0.0048043</text:p>
          </table:table-cell>
          <table:table-cell office:value-type="float" office:value="0.0044313" calcext:value-type="float">
            <text:p>0.0044313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049467" calcext:value-type="float">
            <text:p>0.0049467</text:p>
          </table:table-cell>
          <table:table-cell office:value-type="float" office:value="0.0037693" calcext:value-type="float">
            <text:p>0.0037693</text:p>
          </table:table-cell>
          <table:table-cell office:value-type="float" office:value="0.0031633" calcext:value-type="float">
            <text:p>0.0031633</text:p>
          </table:table-cell>
          <table:table-cell table:number-columns-repeated="3"/>
          <table:table-cell office:value-type="float" office:value="0.0095" calcext:value-type="float">
            <text:p>0.00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.0089667" calcext:value-type="float">
            <text:p>0.0089667</text:p>
          </table:table-cell>
          <table:table-cell office:value-type="float" office:value="0.0085157" calcext:value-type="float">
            <text:p>0.0085157</text:p>
          </table:table-cell>
          <table:table-cell office:value-type="float" office:value="0.0082125" calcext:value-type="float">
            <text:p>0.008212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073433" calcext:value-type="float">
            <text:p>0.0073433</text:p>
          </table:table-cell>
          <table:table-cell office:value-type="float" office:value="0.0067086" calcext:value-type="float">
            <text:p>0.0067086</text:p>
          </table:table-cell>
          <table:table-cell office:value-type="float" office:value="0.006515" calcext:value-type="float">
            <text:p>0.006515</text:p>
          </table:table-cell>
          <table:table-cell table:number-columns-repeated="2"/>
          <table:table-cell office:value-type="float" office:value="0.00175" calcext:value-type="float">
            <text:p>0.00175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094667" calcext:value-type="float">
            <text:p>0.0094667</text:p>
          </table:table-cell>
          <table:table-cell office:value-type="float" office:value="0.0084686" calcext:value-type="float">
            <text:p>0.0084686</text:p>
          </table:table-cell>
          <table:table-cell office:value-type="float" office:value="0.0079813" calcext:value-type="float">
            <text:p>0.0079813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71" calcext:value-type="float">
            <text:p>0.00871</text:p>
          </table:table-cell>
          <table:table-cell office:value-type="float" office:value="0.0076083" calcext:value-type="float">
            <text:p>0.0076083</text:p>
          </table:table-cell>
          <table:table-cell office:value-type="float" office:value="0.0071071" calcext:value-type="float">
            <text:p>0.0071071</text:p>
          </table:table-cell>
          <table:table-cell office:value-type="float" office:value="0.0067738" calcext:value-type="float">
            <text:p>0.006773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7042" calcext:value-type="float">
            <text:p>0.007042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0.0048443" calcext:value-type="float">
            <text:p>0.0048443</text:p>
          </table:table-cell>
          <table:table-cell office:value-type="float" office:value="0.004495" calcext:value-type="float">
            <text:p>0.00449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065433" calcext:value-type="float">
            <text:p>0.0065433</text:p>
          </table:table-cell>
          <table:table-cell office:value-type="float" office:value="0.0052947" calcext:value-type="float">
            <text:p>0.0052947</text:p>
          </table:table-cell>
          <table:table-cell office:value-type="float" office:value="0.0046333" calcext:value-type="float">
            <text:p>0.0046333</text:p>
          </table:table-cell>
          <table:table-cell table:number-columns-repeated="3"/>
          <table:table-cell office:value-type="float" office:value="0.009" calcext:value-type="float">
            <text:p>0.009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.0092583" calcext:value-type="float">
            <text:p>0.0092583</text:p>
          </table:table-cell>
          <table:table-cell office:value-type="float" office:value="0.0087729" calcext:value-type="float">
            <text:p>0.0087729</text:p>
          </table:table-cell>
          <table:table-cell office:value-type="float" office:value="0.0086738" calcext:value-type="float">
            <text:p>0.0086738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0071157" calcext:value-type="float">
            <text:p>0.0071157</text:p>
          </table:table-cell>
          <table:table-cell office:value-type="float" office:value="0.0068525" calcext:value-type="float">
            <text:p>0.0068525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358" calcext:value-type="float">
            <text:p>0.011358</text:p>
          </table:table-cell>
          <table:table-cell office:value-type="float" office:value="0.0104633" calcext:value-type="float">
            <text:p>0.0104633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091275" calcext:value-type="float">
            <text:p>0.0091275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075314" calcext:value-type="float">
            <text:p>0.0075314</text:p>
          </table:table-cell>
          <table:table-cell office:value-type="float" office:value="0.0071087" calcext:value-type="float">
            <text:p>0.0071087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.0057017" calcext:value-type="float">
            <text:p>0.0057017</text:p>
          </table:table-cell>
          <table:table-cell office:value-type="float" office:value="0.0050129" calcext:value-type="float">
            <text:p>0.0050129</text:p>
          </table:table-cell>
          <table:table-cell office:value-type="float" office:value="0.0046087" calcext:value-type="float">
            <text:p>0.0046087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074683" calcext:value-type="float">
            <text:p>0.0074683</text:p>
          </table:table-cell>
          <table:table-cell office:value-type="float" office:value="0.0063907" calcext:value-type="float">
            <text:p>0.0063907</text:p>
          </table:table-cell>
          <table:table-cell office:value-type="float" office:value="0.00576" calcext:value-type="float">
            <text:p>0.00576</text:p>
          </table:table-cell>
          <table:table-cell table:number-columns-repeated="3"/>
          <table:table-cell office:value-type="float" office:value="0.0085" calcext:value-type="float">
            <text:p>0.0085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0.0093629" calcext:value-type="float">
            <text:p>0.0093629</text:p>
          </table:table-cell>
          <table:table-cell office:value-type="float" office:value="0.0092537" calcext:value-type="float">
            <text:p>0.009253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08792" calcext:value-type="float">
            <text:p>0.008792</text:p>
          </table:table-cell>
          <table:table-cell office:value-type="float" office:value="0.0079183" calcext:value-type="float">
            <text:p>0.0079183</text:p>
          </table:table-cell>
          <table:table-cell office:value-type="float" office:value="0.0073543" calcext:value-type="float">
            <text:p>0.0073543</text:p>
          </table:table-cell>
          <table:table-cell office:value-type="float" office:value="0.0072413" calcext:value-type="float">
            <text:p>0.0072413</text:p>
          </table:table-cell>
          <table:table-cell table:number-columns-repeated="2"/>
          <table:table-cell office:value-type="float" office:value="0.00125" calcext:value-type="float">
            <text:p>0.00125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0111471" calcext:value-type="float">
            <text:p>0.0111471</text:p>
          </table:table-cell>
          <table:table-cell office:value-type="float" office:value="0.0108587" calcext:value-type="float">
            <text:p>0.0108587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81533" calcext:value-type="float">
            <text:p>0.0081533</text:p>
          </table:table-cell>
          <table:table-cell office:value-type="float" office:value="0.0078086" calcext:value-type="float">
            <text:p>0.0078086</text:p>
          </table:table-cell>
          <table:table-cell office:value-type="float" office:value="0.00733" calcext:value-type="float">
            <text:p>0.00733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0.0058167" calcext:value-type="float">
            <text:p>0.0058167</text:p>
          </table:table-cell>
          <table:table-cell office:value-type="float" office:value="0.0051271" calcext:value-type="float">
            <text:p>0.0051271</text:p>
          </table:table-cell>
          <table:table-cell office:value-type="float" office:value="0.0047588" calcext:value-type="float">
            <text:p>0.0047588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099433" calcext:value-type="float">
            <text:p>0.0099433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0.00847" calcext:value-type="float">
            <text:p>0.00847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.0104017" calcext:value-type="float">
            <text:p>0.0104017</text:p>
          </table:table-cell>
          <table:table-cell office:value-type="float" office:value="0.0100014" calcext:value-type="float">
            <text:p>0.0100014</text:p>
          </table:table-cell>
          <table:table-cell office:value-type="float" office:value="0.0100025" calcext:value-type="float">
            <text:p>0.010002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.0077157" calcext:value-type="float">
            <text:p>0.0077157</text:p>
          </table:table-cell>
          <table:table-cell office:value-type="float" office:value="0.0076162" calcext:value-type="float">
            <text:p>0.0076162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215" calcext:value-type="float">
            <text:p>0.008215</text:p>
          </table:table-cell>
          <table:table-cell office:value-type="float" office:value="0.0080586" calcext:value-type="float">
            <text:p>0.0080586</text:p>
          </table:table-cell>
          <table:table-cell office:value-type="float" office:value="0.00763" calcext:value-type="float">
            <text:p>0.00763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7458" calcext:value-type="float">
            <text:p>0.007458</text:p>
          </table:table-cell>
          <table:table-cell office:value-type="float" office:value="0.0060483" calcext:value-type="float">
            <text:p>0.0060483</text:p>
          </table:table-cell>
          <table:table-cell office:value-type="float" office:value="0.0053043" calcext:value-type="float">
            <text:p>0.0053043</text:p>
          </table:table-cell>
          <table:table-cell office:value-type="float" office:value="0.0049737" calcext:value-type="float">
            <text:p>0.0049737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41233" calcext:value-type="float">
            <text:p>0.0141233</text:p>
          </table:table-cell>
          <table:table-cell office:value-type="float" office:value="0.0134213" calcext:value-type="float">
            <text:p>0.0134213</text:p>
          </table:table-cell>
          <table:table-cell office:value-type="float" office:value="0.0137311" calcext:value-type="float">
            <text:p>0.0137311</text:p>
          </table:table-cell>
          <table:table-cell table:number-columns-repeated="3"/>
          <table:table-cell office:value-type="float" office:value="0.0075" calcext:value-type="float">
            <text:p>0.0075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.0107733" calcext:value-type="float">
            <text:p>0.0107733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0.0102775" calcext:value-type="float">
            <text:p>0.0102775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084833" calcext:value-type="float">
            <text:p>0.0084833</text:p>
          </table:table-cell>
          <table:table-cell office:value-type="float" office:value="0.0078571" calcext:value-type="float">
            <text:p>0.0078571</text:p>
          </table:table-cell>
          <table:table-cell office:value-type="float" office:value="0.0077712" calcext:value-type="float">
            <text:p>0.0077712</text:p>
          </table:table-cell>
          <table:table-cell table:number-columns-repeated="2"/>
          <table:table-cell office:value-type="float" office:value="0.00075" calcext:value-type="float">
            <text:p>0.00075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0198683" calcext:value-type="float">
            <text:p>0.0198683</text:p>
          </table:table-cell>
          <table:table-cell office:value-type="float" office:value="0.0201943" calcext:value-type="float">
            <text:p>0.0201943</text:p>
          </table:table-cell>
          <table:table-cell office:value-type="float" office:value="0.020815" calcext:value-type="float">
            <text:p>0.02081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83175" calcext:value-type="float">
            <text:p>0.008317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7438" calcext:value-type="float">
            <text:p>0.007438</text:p>
          </table:table-cell>
          <table:table-cell office:value-type="float" office:value="0.0061017" calcext:value-type="float">
            <text:p>0.0061017</text:p>
          </table:table-cell>
          <table:table-cell office:value-type="float" office:value="0.0053414" calcext:value-type="float">
            <text:p>0.0053414</text:p>
          </table:table-cell>
          <table:table-cell office:value-type="float" office:value="0.0050338" calcext:value-type="float">
            <text:p>0.0050338</text:p>
          </table:table-cell>
          <table:table-cell table:number-columns-repeated="9"/>
          <table:table-cell office:value-type="float" office:value="0.007" calcext:value-type="float">
            <text:p>0.007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0.011295" calcext:value-type="float">
            <text:p>0.011295</text:p>
          </table:table-cell>
          <table:table-cell office:value-type="float" office:value="0.0110029" calcext:value-type="float">
            <text:p>0.0110029</text:p>
          </table:table-cell>
          <table:table-cell office:value-type="float" office:value="0.0109837" calcext:value-type="float">
            <text:p>0.0109837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0086629" calcext:value-type="float">
            <text:p>0.0086629</text:p>
          </table:table-cell>
          <table:table-cell office:value-type="float" office:value="0.0085463" calcext:value-type="float">
            <text:p>0.0085463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27" calcext:value-type="float">
            <text:p>0.01027</text:p>
          </table:table-cell>
          <table:table-cell office:value-type="float" office:value="0.0094917" calcext:value-type="float">
            <text:p>0.0094917</text:p>
          </table:table-cell>
          <table:table-cell office:value-type="float" office:value="0.0093657" calcext:value-type="float">
            <text:p>0.0093657</text:p>
          </table:table-cell>
          <table:table-cell office:value-type="float" office:value="0.0090013" calcext:value-type="float">
            <text:p>0.0090013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7902" calcext:value-type="float">
            <text:p>0.007902</text:p>
          </table:table-cell>
          <table:table-cell office:value-type="float" office:value="0.0065817" calcext:value-type="float">
            <text:p>0.0065817</text:p>
          </table:table-cell>
          <table:table-cell office:value-type="float" office:value="0.0057757" calcext:value-type="float">
            <text:p>0.0057757</text:p>
          </table:table-cell>
          <table:table-cell office:value-type="float" office:value="0.0054175" calcext:value-type="float">
            <text:p>0.0054175</text:p>
          </table:table-cell>
          <table:table-cell table:number-columns-repeated="2"/>
          <table:table-cell office:value-type="float" office:value="0.00055" calcext:value-type="float">
            <text:p>0.00055</text:p>
          </table:table-cell>
          <table:table-cell office:value-type="float" office:value="0.0117767" calcext:value-type="float">
            <text:p>0.0117767</text:p>
          </table:table-cell>
          <table:table-cell office:value-type="float" office:value="0.0108267" calcext:value-type="float">
            <text:p>0.0108267</text:p>
          </table:table-cell>
          <table:table-cell office:value-type="float" office:value="0.0107333" calcext:value-type="float">
            <text:p>0.0107333</text:p>
          </table:table-cell>
          <table:table-cell table:number-columns-repeated="3"/>
          <table:table-cell office:value-type="float" office:value="0.0065" calcext:value-type="float">
            <text:p>0.0065</text:p>
          </table:table-cell>
          <table:table-cell office:value-type="float" office:value="0.012952" calcext:value-type="float">
            <text:p>0.012952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0.0117429" calcext:value-type="float">
            <text:p>0.0117429</text:p>
          </table:table-cell>
          <table:table-cell office:value-type="float" office:value="0.0118912" calcext:value-type="float">
            <text:p>0.0118912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097717" calcext:value-type="float">
            <text:p>0.0097717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0.0091962" calcext:value-type="float">
            <text:p>0.0091962</text:p>
          </table:table-cell>
          <table:table-cell table:number-columns-repeated="7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0858" calcext:value-type="float">
            <text:p>0.01085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0.0100157" calcext:value-type="float">
            <text:p>0.0100157</text:p>
          </table:table-cell>
          <table:table-cell office:value-type="float" office:value="0.009905" calcext:value-type="float">
            <text:p>0.0099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0.0061057" calcext:value-type="float">
            <text:p>0.0061057</text:p>
          </table:table-cell>
          <table:table-cell office:value-type="float" office:value="0.00574" calcext:value-type="float">
            <text:p>0.00574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office:value-type="float" office:value="0.0139917" calcext:value-type="float">
            <text:p>0.0139917</text:p>
          </table:table-cell>
          <table:table-cell office:value-type="float" office:value="0.0137293" calcext:value-type="float">
            <text:p>0.0137293</text:p>
          </table:table-cell>
          <table:table-cell office:value-type="float" office:value="0.0135933" calcext:value-type="float">
            <text:p>0.0135933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office:value-type="float" office:value="0.013562" calcext:value-type="float">
            <text:p>0.013562</text:p>
          </table:table-cell>
          <table:table-cell office:value-type="float" office:value="0.01293" calcext:value-type="float">
            <text:p>0.01293</text:p>
          </table:table-cell>
          <table:table-cell office:value-type="float" office:value="0.0126229" calcext:value-type="float">
            <text:p>0.0126229</text:p>
          </table:table-cell>
          <table:table-cell office:value-type="float" office:value="0.0129588" calcext:value-type="float">
            <text:p>0.0129588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11136" calcext:value-type="float">
            <text:p>0.011136</text:p>
          </table:table-cell>
          <table:table-cell office:value-type="float" office:value="0.010305" calcext:value-type="float">
            <text:p>0.010305</text:p>
          </table:table-cell>
          <table:table-cell office:value-type="float" office:value="0.0098986" calcext:value-type="float">
            <text:p>0.0098986</text:p>
          </table:table-cell>
          <table:table-cell office:value-type="float" office:value="0.0098963" calcext:value-type="float">
            <text:p>0.0098963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46317" calcext:value-type="float">
            <text:p>0.0146317</text:p>
          </table:table-cell>
          <table:table-cell office:value-type="float" office:value="0.0141286" calcext:value-type="float">
            <text:p>0.0141286</text:p>
          </table:table-cell>
          <table:table-cell office:value-type="float" office:value="0.01406" calcext:value-type="float">
            <text:p>0.01406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0.0114933" calcext:value-type="float">
            <text:p>0.0114933</text:p>
          </table:table-cell>
          <table:table-cell office:value-type="float" office:value="0.0116157" calcext:value-type="float">
            <text:p>0.0116157</text:p>
          </table:table-cell>
          <table:table-cell office:value-type="float" office:value="0.0115563" calcext:value-type="float">
            <text:p>0.0115563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75817" calcext:value-type="float">
            <text:p>0.0075817</text:p>
          </table:table-cell>
          <table:table-cell office:value-type="float" office:value="0.0068343" calcext:value-type="float">
            <text:p>0.0068343</text:p>
          </table:table-cell>
          <table:table-cell office:value-type="float" office:value="0.0063538" calcext:value-type="float">
            <text:p>0.0063538</text:p>
          </table:table-cell>
          <table:table-cell table:number-columns-repeated="2"/>
          <table:table-cell office:value-type="float" office:value="0.00045" calcext:value-type="float">
            <text:p>0.00045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8508" calcext:value-type="float">
            <text:p>0.018508</text:p>
          </table:table-cell>
          <table:table-cell office:value-type="float" office:value="0.0188756" calcext:value-type="float">
            <text:p>0.0188756</text:p>
          </table:table-cell>
          <table:table-cell table:number-columns-repeated="3"/>
          <table:table-cell office:value-type="float" office:value="0.0055" calcext:value-type="float">
            <text:p>0.0055</text:p>
          </table:table-cell>
          <table:table-cell office:value-type="float" office:value="0.014258" calcext:value-type="float">
            <text:p>0.014258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1395" calcext:value-type="float">
            <text:p>0.01395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1685" calcext:value-type="float">
            <text:p>0.011685</text:p>
          </table:table-cell>
          <table:table-cell office:value-type="float" office:value="0.0113671" calcext:value-type="float">
            <text:p>0.0113671</text:p>
          </table:table-cell>
          <table:table-cell office:value-type="float" office:value="0.0115375" calcext:value-type="float">
            <text:p>0.0115375</text:p>
          </table:table-cell>
          <table:table-cell table:number-columns-repeated="2"/>
          <table:table-cell office:value-type="float" office:value="0.0009" calcext:value-type="float">
            <text:p>0.0009</text:p>
          </table:table-cell>
          <table:table-cell office:value-type="float" office:value="0.017084" calcext:value-type="float">
            <text:p>0.017084</text:p>
          </table:table-cell>
          <table:table-cell office:value-type="float" office:value="0.0162983" calcext:value-type="float">
            <text:p>0.0162983</text:p>
          </table:table-cell>
          <table:table-cell office:value-type="float" office:value="0.0161514" calcext:value-type="float">
            <text:p>0.0161514</text:p>
          </table:table-cell>
          <table:table-cell office:value-type="float" office:value="0.0163875" calcext:value-type="float">
            <text:p>0.016387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422" calcext:value-type="float">
            <text:p>0.013422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0.0130886" calcext:value-type="float">
            <text:p>0.0130886</text:p>
          </table:table-cell>
          <table:table-cell office:value-type="float" office:value="0.0131675" calcext:value-type="float">
            <text:p>0.013167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077286" calcext:value-type="float">
            <text:p>0.0077286</text:p>
          </table:table-cell>
          <table:table-cell office:value-type="float" office:value="0.0073688" calcext:value-type="float">
            <text:p>0.0073688</text:p>
          </table:table-cell>
          <table:table-cell table:number-columns-repeated="2"/>
          <table:table-cell office:value-type="float" office:value="0.0004" calcext:value-type="float">
            <text:p>0.0004</text:p>
          </table:table-cell>
          <table:table-cell office:value-type="float" office:value="0.0235733" calcext:value-type="float">
            <text:p>0.0235733</text:p>
          </table:table-cell>
          <table:table-cell office:value-type="float" office:value="0.0246053" calcext:value-type="float">
            <text:p>0.0246053</text:p>
          </table:table-cell>
          <table:table-cell office:value-type="float" office:value="0.0255344" calcext:value-type="float">
            <text:p>0.0255344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149143" calcext:value-type="float">
            <text:p>0.0149143</text:p>
          </table:table-cell>
          <table:table-cell office:value-type="float" office:value="0.0153913" calcext:value-type="float">
            <text:p>0.0153913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0.0131817" calcext:value-type="float">
            <text:p>0.0131817</text:p>
          </table:table-cell>
          <table:table-cell office:value-type="float" office:value="0.0130071" calcext:value-type="float">
            <text:p>0.0130071</text:p>
          </table:table-cell>
          <table:table-cell office:value-type="float" office:value="0.01315" calcext:value-type="float">
            <text:p>0.01315</text:p>
          </table:table-cell>
          <table:table-cell table:number-columns-repeated="2"/>
          <table:table-cell office:value-type="float" office:value="0.0008" calcext:value-type="float">
            <text:p>0.0008</text:p>
          </table:table-cell>
          <table:table-cell office:value-type="float" office:value="0.019096" calcext:value-type="float">
            <text:p>0.019096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0.0186329" calcext:value-type="float">
            <text:p>0.0186329</text:p>
          </table:table-cell>
          <table:table-cell office:value-type="float" office:value="0.0191638" calcext:value-type="float">
            <text:p>0.0191638</text:p>
          </table:table-cell>
        </table:table-row>
        <table:table-row table:style-name="ro1">
          <table:table-cell table:number-columns-repeated="7"/>
          <table:table-cell office:value-type="float" office:value="0.0025" calcext:value-type="float">
            <text:p>0.0025</text:p>
          </table:table-cell>
          <table:table-cell office:value-type="float" office:value="0.016004" calcext:value-type="float">
            <text:p>0.016004</text:p>
          </table:table-cell>
          <table:table-cell office:value-type="float" office:value="0.0154283" calcext:value-type="float">
            <text:p>0.0154283</text:p>
          </table:table-cell>
          <table:table-cell office:value-type="float" office:value="0.0164229" calcext:value-type="float">
            <text:p>0.0164229</text:p>
          </table:table-cell>
          <table:table-cell office:value-type="float" office:value="0.0166738" calcext:value-type="float">
            <text:p>0.0166738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0.0102633" calcext:value-type="float">
            <text:p>0.0102633</text:p>
          </table:table-cell>
          <table:table-cell office:value-type="float" office:value="0.0094186" calcext:value-type="float">
            <text:p>0.0094186</text:p>
          </table:table-cell>
          <table:table-cell office:value-type="float" office:value="0.0092313" calcext:value-type="float">
            <text:p>0.0092313</text:p>
          </table:table-cell>
          <table:table-cell table:number-columns-repeated="2"/>
          <table:table-cell office:value-type="float" office:value="0.00035" calcext:value-type="float">
            <text:p>0.00035</text:p>
          </table:table-cell>
          <table:table-cell office:value-type="float" office:value="0.0322567" calcext:value-type="float">
            <text:p>0.0322567</text:p>
          </table:table-cell>
          <table:table-cell office:value-type="float" office:value="0.033584" calcext:value-type="float">
            <text:p>0.033584</text:p>
          </table:table-cell>
          <table:table-cell office:value-type="float" office:value="0.0346733" calcext:value-type="float">
            <text:p>0.0346733</text:p>
          </table:table-cell>
          <table:table-cell table:number-columns-repeated="10"/>
          <table:table-cell office:value-type="float" office:value="0.0025" calcext:value-type="float">
            <text:p>0.0025</text:p>
          </table:table-cell>
          <table:table-cell office:value-type="float" office:value="0.016002" calcext:value-type="float">
            <text:p>0.016002</text:p>
          </table:table-cell>
          <table:table-cell office:value-type="float" office:value="0.0158033" calcext:value-type="float">
            <text:p>0.0158033</text:p>
          </table:table-cell>
          <table:table-cell office:value-type="float" office:value="0.0159329" calcext:value-type="float">
            <text:p>0.0159329</text:p>
          </table:table-cell>
          <table:table-cell office:value-type="float" office:value="0.016515" calcext:value-type="float">
            <text:p>0.016515</text:p>
          </table:table-cell>
          <table:table-cell table:number-columns-repeated="2"/>
          <table:table-cell office:value-type="float" office:value="0.0007" calcext:value-type="float">
            <text:p>0.0007</text:p>
          </table:table-cell>
          <table:table-cell office:value-type="float" office:value="0.021772" calcext:value-type="float">
            <text:p>0.021772</text:p>
          </table:table-cell>
          <table:table-cell office:value-type="float" office:value="0.0215933" calcext:value-type="float">
            <text:p>0.0215933</text:p>
          </table:table-cell>
          <table:table-cell office:value-type="float" office:value="0.0219986" calcext:value-type="float">
            <text:p>0.0219986</text:p>
          </table:table-cell>
          <table:table-cell office:value-type="float" office:value="0.0227425" calcext:value-type="float">
            <text:p>0.0227425</text:p>
          </table:table-cell>
        </table:table-row>
        <table:table-row table:style-name="ro1">
          <table:table-cell table:number-columns-repeated="7"/>
          <table:table-cell office:value-type="float" office:value="0.002" calcext:value-type="float">
            <text:p>0.002</text:p>
          </table:table-cell>
          <table:table-cell office:value-type="float" office:value="0.019568" calcext:value-type="float">
            <text:p>0.019568</text:p>
          </table:table-cell>
          <table:table-cell office:value-type="float" office:value="0.0197567" calcext:value-type="float">
            <text:p>0.0197567</text:p>
          </table:table-cell>
          <table:table-cell office:value-type="float" office:value="0.0208657" calcext:value-type="float">
            <text:p>0.0208657</text:p>
          </table:table-cell>
          <table:table-cell office:value-type="float" office:value="0.0212438" calcext:value-type="float">
            <text:p>0.0212438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office:value-type="float" office:value="0.015182" calcext:value-type="float">
            <text:p>0.01518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140443" calcext:value-type="float">
            <text:p>0.0140443</text:p>
          </table:table-cell>
          <table:table-cell office:value-type="float" office:value="0.0144287" calcext:value-type="float">
            <text:p>0.0144287</text:p>
          </table:table-cell>
          <table:table-cell table:number-columns-repeated="2"/>
          <table:table-cell office:value-type="float" office:value="0.0003" calcext:value-type="float">
            <text:p>0.0003</text:p>
          </table:table-cell>
          <table:table-cell office:value-type="float" office:value="0.046475" calcext:value-type="float">
            <text:p>0.046475</text:p>
          </table:table-cell>
          <table:table-cell office:value-type="float" office:value="0.0467973" calcext:value-type="float">
            <text:p>0.0467973</text:p>
          </table:table-cell>
          <table:table-cell office:value-type="float" office:value="0.0450133" calcext:value-type="float">
            <text:p>0.0450133</text:p>
          </table:table-cell>
          <table:table-cell table:number-columns-repeated="10"/>
          <table:table-cell office:value-type="float" office:value="0.002" calcext:value-type="float">
            <text:p>0.002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0.0200067" calcext:value-type="float">
            <text:p>0.0200067</text:p>
          </table:table-cell>
          <table:table-cell office:value-type="float" office:value="0.0205857" calcext:value-type="float">
            <text:p>0.0205857</text:p>
          </table:table-cell>
          <table:table-cell office:value-type="float" office:value="0.021355" calcext:value-type="float">
            <text:p>0.021355</text:p>
          </table:table-cell>
          <table:table-cell table:number-columns-repeated="2"/>
          <table:table-cell office:value-type="float" office:value="0.0006" calcext:value-type="float">
            <text:p>0.0006</text:p>
          </table:table-cell>
          <table:table-cell office:value-type="float" office:value="0.026084" calcext:value-type="float">
            <text:p>0.026084</text:p>
          </table:table-cell>
          <table:table-cell office:value-type="float" office:value="0.02599" calcext:value-type="float">
            <text:p>0.02599</text:p>
          </table:table-cell>
          <table:table-cell office:value-type="float" office:value="0.02704" calcext:value-type="float">
            <text:p>0.02704</text:p>
          </table:table-cell>
          <table:table-cell office:value-type="float" office:value="0.0278425" calcext:value-type="float">
            <text:p>0.0278425</text:p>
          </table:table-cell>
        </table:table-row>
        <table:table-row table:style-name="ro1">
          <table:table-cell table:number-columns-repeated="14"/>
          <table:table-cell office:value-type="float" office:value="0.0005" calcext:value-type="float">
            <text:p>0.0005</text:p>
          </table:table-cell>
          <table:table-cell office:value-type="float" office:value="0.032662" calcext:value-type="float">
            <text:p>0.032662</text:p>
          </table:table-cell>
          <table:table-cell office:value-type="float" office:value="0.0336967" calcext:value-type="float">
            <text:p>0.0336967</text:p>
          </table:table-cell>
          <table:table-cell office:value-type="float" office:value="0.0350271" calcext:value-type="float">
            <text:p>0.0350271</text:p>
          </table:table-cell>
          <table:table-cell office:value-type="float" office:value="0.0357712" calcext:value-type="float">
            <text:p>0.0357712</text:p>
          </table:table-cell>
          <table:table-cell table:number-columns-repeated="2"/>
          <table:table-cell office:value-type="float" office:value="0.00025" calcext:value-type="float">
            <text:p>0.00025</text:p>
          </table:table-cell>
          <table:table-cell office:value-type="float" office:value="0.0572483" calcext:value-type="float">
            <text:p>0.0572483</text:p>
          </table:table-cell>
          <table:table-cell office:value-type="float" office:value="0.0548773" calcext:value-type="float">
            <text:p>0.0548773</text:p>
          </table:table-cell>
          <table:table-cell office:value-type="float" office:value="0.0495489" calcext:value-type="float">
            <text:p>0.0495489</text:p>
          </table:table-cell>
          <table:table-cell table:number-columns-repeated="17"/>
          <table:table-cell office:value-type="float" office:value="0.0005" calcext:value-type="float">
            <text:p>0.0005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0.0336283" calcext:value-type="float">
            <text:p>0.0336283</text:p>
          </table:table-cell>
          <table:table-cell office:value-type="float" office:value="0.0346314" calcext:value-type="float">
            <text:p>0.0346314</text:p>
          </table:table-cell>
          <table:table-cell office:value-type="float" office:value="0.0357862" calcext:value-type="float">
            <text:p>0.0357862</text:p>
          </table:table-cell>
        </table:table-row>
        <table:table-row table:style-name="ro1">
          <table:table-cell table:number-columns-repeated="21"/>
          <table:table-cell office:value-type="float" office:value="0.0002" calcext:value-type="float">
            <text:p>0.0002</text:p>
          </table:table-cell>
          <table:table-cell office:value-type="float" office:value="0.0709533" calcext:value-type="float">
            <text:p>0.0709533</text:p>
          </table:table-cell>
          <table:table-cell office:value-type="float" office:value="0.0609493" calcext:value-type="float">
            <text:p>0.0609493</text:p>
          </table:table-cell>
          <table:table-cell office:value-type="float" office:value="0.0518378" calcext:value-type="float">
            <text:p>0.0518378</text:p>
          </table:table-cell>
          <table:table-cell table:number-columns-repeated="22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pg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rallel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Paired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pg Hybrid – single_rounds ignore=0.05</text:p>
          </table:table-cell>
          <table:table-cell table:style-name="ce1" table:number-columns-repeated="4"/>
          <table:table-cell table:number-columns-repeated="2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0.009044" calcext:value-type="float">
            <text:p>0.009044</text:p>
          </table:table-cell>
          <table:table-cell table:style-name="ce2" office:value-type="float" office:value="0.008605" calcext:value-type="float">
            <text:p>0.008605</text:p>
          </table:table-cell>
          <table:table-cell table:style-name="ce2" office:value-type="float" office:value="0.0077671" calcext:value-type="float">
            <text:p>0.0077671</text:p>
          </table:table-cell>
          <table:table-cell table:style-name="ce2" office:value-type="float" office:value="0.00786" calcext:value-type="float">
            <text:p>0.00786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table:number-columns-repeated="6"/>
          <table:table-cell office:value-type="float" office:value="0.0032" calcext:value-type="float">
            <text:p>0.0032</text:p>
          </table:table-cell>
          <table:table-cell office:value-type="float" office:value="0.009378" calcext:value-type="float">
            <text:p>0.009378</text:p>
          </table:table-cell>
          <table:table-cell office:value-type="float" office:value="0.0082233" calcext:value-type="float">
            <text:p>0.0082233</text:p>
          </table:table-cell>
          <table:table-cell office:value-type="float" office:value="0.0075043" calcext:value-type="float">
            <text:p>0.0075043</text:p>
          </table:table-cell>
          <table:table-cell office:value-type="float" office:value="0.00731" calcext:value-type="float">
            <text:p>0.00731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55667" calcext:value-type="float">
            <text:p>0.0055667</text:p>
          </table:table-cell>
          <table:table-cell office:value-type="float" office:value="0.0036183" calcext:value-type="float">
            <text:p>0.0036183</text:p>
          </table:table-cell>
          <table:table-cell office:value-type="float" office:value="0.0024693" calcext:value-type="float">
            <text:p>0.0024693</text:p>
          </table:table-cell>
          <table:table-cell office:value-type="float" office:value="0.00186" calcext:value-type="float">
            <text:p>0.00186</text:p>
          </table:table-cell>
          <table:table-cell table:number-columns-repeated="21"/>
        </table:table-row>
        <table:table-row table:style-name="ro1">
          <table:table-cell table:style-name="ce2" office:value-type="float" office:value="0.0031" calcext:value-type="float">
            <text:p>0.0031</text:p>
          </table:table-cell>
          <table:table-cell office:value-type="float" office:value="0.011486" calcext:value-type="float">
            <text:p>0.011486</text:p>
          </table:table-cell>
          <table:table-cell office:value-type="float" office:value="0.0105583" calcext:value-type="float">
            <text:p>0.0105583</text:p>
          </table:table-cell>
          <table:table-cell office:value-type="float" office:value="0.0103557" calcext:value-type="float">
            <text:p>0.0103557</text:p>
          </table:table-cell>
          <table:table-cell table:style-name="ce2" office:value-type="float" office:value="0.0103475" calcext:value-type="float">
            <text:p>0.0103475</text:p>
          </table:table-cell>
          <table:table-cell table:number-columns-repeated="2"/>
          <table:table-cell table:style-name="ce2" office:value-type="float" office:value="0.0031" calcext:value-type="float">
            <text:p>0.0031</text:p>
          </table:table-cell>
          <table:table-cell table:style-name="ce2" office:value-type="float" office:value="0.009446" calcext:value-type="float">
            <text:p>0.009446</text:p>
          </table:table-cell>
          <table:table-cell table:style-name="ce2" office:value-type="float" office:value="0.0084033" calcext:value-type="float">
            <text:p>0.0084033</text:p>
          </table:table-cell>
          <table:table-cell table:style-name="ce2" office:value-type="float" office:value="0.0079929" calcext:value-type="float">
            <text:p>0.0079929</text:p>
          </table:table-cell>
          <table:table-cell table:style-name="ce2" office:value-type="float" office:value="0.0078013" calcext:value-type="float">
            <text:p>0.0078013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table:style-name="ce2" office:value-type="float" office:value="0.010862" calcext:value-type="float">
            <text:p>0.010862</text:p>
          </table:table-cell>
          <table:table-cell table:style-name="ce2" office:value-type="float" office:value="0.0100833" calcext:value-type="float">
            <text:p>0.0100833</text:p>
          </table:table-cell>
          <table:table-cell table:style-name="ce2" office:value-type="float" office:value="0.0093514" calcext:value-type="float">
            <text:p>0.0093514</text:p>
          </table:table-cell>
          <table:table-cell table:style-name="ce2" office:value-type="float" office:value="0.0090963" calcext:value-type="float">
            <text:p>0.0090963</text:p>
          </table:table-cell>
          <table:table-cell table:number-columns-repeated="2"/>
          <table:table-cell office:value-type="float" office:value="0.0036" calcext:value-type="float">
            <text:p>0.0036</text:p>
          </table:table-cell>
          <table:table-cell office:value-type="float" office:value="0.0065133" calcext:value-type="float">
            <text:p>0.0065133</text:p>
          </table:table-cell>
          <table:table-cell office:value-type="float" office:value="0.0043283" calcext:value-type="float">
            <text:p>0.0043283</text:p>
          </table:table-cell>
          <table:table-cell office:value-type="float" office:value="0.0033613" calcext:value-type="float">
            <text:p>0.0033613</text:p>
          </table:table-cell>
          <table:table-cell office:value-type="float" office:value="0.0026711" calcext:value-type="float">
            <text:p>0.0026711</text:p>
          </table:table-cell>
          <table:table-cell table:number-columns-repeated="21"/>
        </table:table-row>
        <table:table-row table:style-name="ro1">
          <table:table-cell table:style-name="ce2" office:value-type="float" office:value="0.0032" calcext:value-type="float">
            <text:p>0.0032</text:p>
          </table:table-cell>
          <table:table-cell office:value-type="float" office:value="0.013874" calcext:value-type="float">
            <text:p>0.013874</text:p>
          </table:table-cell>
          <table:table-cell office:value-type="float" office:value="0.0133367" calcext:value-type="float">
            <text:p>0.0133367</text:p>
          </table:table-cell>
          <table:table-cell office:value-type="float" office:value="0.0135429" calcext:value-type="float">
            <text:p>0.0135429</text:p>
          </table:table-cell>
          <table:table-cell table:style-name="ce2" office:value-type="float" office:value="0.0137112" calcext:value-type="float">
            <text:p>0.0137112</text:p>
          </table:table-cell>
          <table:table-cell table:number-columns-repeated="2"/>
          <table:table-cell table:style-name="ce2" office:value-type="float" office:value="0.0032" calcext:value-type="float">
            <text:p>0.0032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04567" calcext:value-type="float">
            <text:p>0.0104567</text:p>
          </table:table-cell>
          <table:table-cell office:value-type="float" office:value="0.0103671" calcext:value-type="float">
            <text:p>0.0103671</text:p>
          </table:table-cell>
          <table:table-cell table:style-name="ce2" office:value-type="float" office:value="0.0102187" calcext:value-type="float">
            <text:p>0.0102187</text:p>
          </table:table-cell>
          <table:table-cell table:number-columns-repeated="2"/>
          <table:table-cell table:style-name="ce2" office:value-type="float" office:value="0.0034" calcext:value-type="float">
            <text:p>0.0034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123083" calcext:value-type="float">
            <text:p>0.0123083</text:p>
          </table:table-cell>
          <table:table-cell office:value-type="float" office:value="0.0117743" calcext:value-type="float">
            <text:p>0.0117743</text:p>
          </table:table-cell>
          <table:table-cell table:style-name="ce2" office:value-type="float" office:value="0.0115362" calcext:value-type="float">
            <text:p>0.0115362</text:p>
          </table:table-cell>
          <table:table-cell table:number-columns-repeated="2"/>
          <table:table-cell office:value-type="float" office:value="0.0037" calcext:value-type="float">
            <text:p>0.0037</text:p>
          </table:table-cell>
          <table:table-cell office:value-type="float" office:value="0.0074778" calcext:value-type="float">
            <text:p>0.0074778</text:p>
          </table:table-cell>
          <table:table-cell office:value-type="float" office:value="0.0053633" calcext:value-type="float">
            <text:p>0.0053633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467" calcext:value-type="float">
            <text:p>0.0035467</text:p>
          </table:table-cell>
          <table:table-cell table:number-columns-repeated="21"/>
        </table:table-row>
        <table:table-row table:style-name="ro1">
          <table:table-cell table:style-name="ce2" office:value-type="float" office:value="0.0033" calcext:value-type="float">
            <text:p>0.0033</text:p>
          </table:table-cell>
          <table:table-cell office:value-type="float" office:value="0.01661" calcext:value-type="float">
            <text:p>0.01661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1671" calcext:value-type="float">
            <text:p>0.01671</text:p>
          </table:table-cell>
          <table:table-cell table:style-name="ce2" office:value-type="float" office:value="0.0173388" calcext:value-type="float">
            <text:p>0.0173388</text:p>
          </table:table-cell>
          <table:table-cell table:number-columns-repeated="2"/>
          <table:table-cell table:style-name="ce2" office:value-type="float" office:value="0.0033" calcext:value-type="float">
            <text:p>0.0033</text:p>
          </table:table-cell>
          <table:table-cell office:value-type="float" office:value="0.013974" calcext:value-type="float">
            <text:p>0.013974</text:p>
          </table:table-cell>
          <table:table-cell office:value-type="float" office:value="0.0135983" calcext:value-type="float">
            <text:p>0.0135983</text:p>
          </table:table-cell>
          <table:table-cell office:value-type="float" office:value="0.0136771" calcext:value-type="float">
            <text:p>0.0136771</text:p>
          </table:table-cell>
          <table:table-cell table:style-name="ce2" office:value-type="float" office:value="0.0139337" calcext:value-type="float">
            <text:p>0.0139337</text:p>
          </table:table-cell>
          <table:table-cell table:number-columns-repeated="2"/>
          <table:table-cell table:style-name="ce2" office:value-type="float" office:value="0.0035" calcext:value-type="float">
            <text:p>0.003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0.014565" calcext:value-type="float">
            <text:p>0.014565</text:p>
          </table:table-cell>
          <table:table-cell office:value-type="float" office:value="0.0142857" calcext:value-type="float">
            <text:p>0.0142857</text:p>
          </table:table-cell>
          <table:table-cell table:style-name="ce2" office:value-type="float" office:value="0.0144125" calcext:value-type="float">
            <text:p>0.014412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084578" calcext:value-type="float">
            <text:p>0.0084578</text:p>
          </table:table-cell>
          <table:table-cell office:value-type="float" office:value="0.0065333" calcext:value-type="float">
            <text:p>0.0065333</text:p>
          </table:table-cell>
          <table:table-cell office:value-type="float" office:value="0.0053507" calcext:value-type="float">
            <text:p>0.0053507</text:p>
          </table:table-cell>
          <table:table-cell office:value-type="float" office:value="0.0046978" calcext:value-type="float">
            <text:p>0.0046978</text:p>
          </table:table-cell>
          <table:table-cell table:number-columns-repeated="21"/>
        </table:table-row>
        <table:table-row table:style-name="ro1">
          <table:table-cell table:style-name="ce2" office:value-type="float" office:value="0.0034" calcext:value-type="float">
            <text:p>0.0034</text:p>
          </table:table-cell>
          <table:table-cell office:value-type="float" office:value="0.019462" calcext:value-type="float">
            <text:p>0.019462</text:p>
          </table:table-cell>
          <table:table-cell office:value-type="float" office:value="0.0194483" calcext:value-type="float">
            <text:p>0.0194483</text:p>
          </table:table-cell>
          <table:table-cell office:value-type="float" office:value="0.0204371" calcext:value-type="float">
            <text:p>0.0204371</text:p>
          </table:table-cell>
          <table:table-cell table:style-name="ce2" office:value-type="float" office:value="0.0214012" calcext:value-type="float">
            <text:p>0.0214012</text:p>
          </table:table-cell>
          <table:table-cell table:number-columns-repeated="2"/>
          <table:table-cell table:style-name="ce2" office:value-type="float" office:value="0.0034" calcext:value-type="float">
            <text:p>0.0034</text:p>
          </table:table-cell>
          <table:table-cell office:value-type="float" office:value="0.016678" calcext:value-type="float">
            <text:p>0.016678</text:p>
          </table:table-cell>
          <table:table-cell office:value-type="float" office:value="0.0164983" calcext:value-type="float">
            <text:p>0.0164983</text:p>
          </table:table-cell>
          <table:table-cell office:value-type="float" office:value="0.0168943" calcext:value-type="float">
            <text:p>0.0168943</text:p>
          </table:table-cell>
          <table:table-cell table:style-name="ce2" office:value-type="float" office:value="0.0177163" calcext:value-type="float">
            <text:p>0.0177163</text:p>
          </table:table-cell>
          <table:table-cell table:number-columns-repeated="2"/>
          <table:table-cell table:style-name="ce2" office:value-type="float" office:value="0.0036" calcext:value-type="float">
            <text:p>0.0036</text:p>
          </table:table-cell>
          <table:table-cell office:value-type="float" office:value="0.017626" calcext:value-type="float">
            <text:p>0.017626</text:p>
          </table:table-cell>
          <table:table-cell office:value-type="float" office:value="0.0173217" calcext:value-type="float">
            <text:p>0.0173217</text:p>
          </table:table-cell>
          <table:table-cell office:value-type="float" office:value="0.01733" calcext:value-type="float">
            <text:p>0.01733</text:p>
          </table:table-cell>
          <table:table-cell table:style-name="ce2" office:value-type="float" office:value="0.0174875" calcext:value-type="float">
            <text:p>0.0174875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100978" calcext:value-type="float">
            <text:p>0.0100978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0067427" calcext:value-type="float">
            <text:p>0.0067427</text:p>
          </table:table-cell>
          <table:table-cell office:value-type="float" office:value="0.0062533" calcext:value-type="float">
            <text:p>0.0062533</text:p>
          </table:table-cell>
          <table:table-cell table:number-columns-repeated="21"/>
        </table:table-row>
        <table:table-row table:style-name="ro1">
          <table:table-cell table:style-name="ce2" office:value-type="float" office:value="0.0035" calcext:value-type="float">
            <text:p>0.0035</text:p>
          </table:table-cell>
          <table:table-cell office:value-type="float" office:value="0.022944" calcext:value-type="float">
            <text:p>0.022944</text:p>
          </table:table-cell>
          <table:table-cell office:value-type="float" office:value="0.02356" calcext:value-type="float">
            <text:p>0.02356</text:p>
          </table:table-cell>
          <table:table-cell office:value-type="float" office:value="0.0246286" calcext:value-type="float">
            <text:p>0.0246286</text:p>
          </table:table-cell>
          <table:table-cell table:style-name="ce2" office:value-type="float" office:value="0.026095" calcext:value-type="float">
            <text:p>0.026095</text:p>
          </table:table-cell>
          <table:table-cell table:number-columns-repeated="2"/>
          <table:table-cell table:style-name="ce2" office:value-type="float" office:value="0.0035" calcext:value-type="float">
            <text:p>0.0035</text:p>
          </table:table-cell>
          <table:table-cell office:value-type="float" office:value="0.019566" calcext:value-type="float">
            <text:p>0.019566</text:p>
          </table:table-cell>
          <table:table-cell office:value-type="float" office:value="0.0197417" calcext:value-type="float">
            <text:p>0.0197417</text:p>
          </table:table-cell>
          <table:table-cell office:value-type="float" office:value="0.0207343" calcext:value-type="float">
            <text:p>0.0207343</text:p>
          </table:table-cell>
          <table:table-cell table:style-name="ce2" office:value-type="float" office:value="0.0219188" calcext:value-type="float">
            <text:p>0.0219188</text:p>
          </table:table-cell>
          <table:table-cell table:number-columns-repeated="2"/>
          <table:table-cell table:style-name="ce2" office:value-type="float" office:value="0.0037" calcext:value-type="float">
            <text:p>0.0037</text:p>
          </table:table-cell>
          <table:table-cell office:value-type="float" office:value="0.019956" calcext:value-type="float">
            <text:p>0.019956</text:p>
          </table:table-cell>
          <table:table-cell office:value-type="float" office:value="0.020035" calcext:value-type="float">
            <text:p>0.020035</text:p>
          </table:table-cell>
          <table:table-cell office:value-type="float" office:value="0.0199929" calcext:value-type="float">
            <text:p>0.0199929</text:p>
          </table:table-cell>
          <table:table-cell table:style-name="ce2" office:value-type="float" office:value="0.0208575" calcext:value-type="float">
            <text:p>0.0208575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11422" calcext:value-type="float">
            <text:p>0.0111422</text:p>
          </table:table-cell>
          <table:table-cell table:style-name="ce2" office:value-type="float" office:value="0.0093617" calcext:value-type="float">
            <text:p>0.0093617</text:p>
          </table:table-cell>
          <table:table-cell table:style-name="ce2" office:value-type="float" office:value="0.0084947" calcext:value-type="float">
            <text:p>0.0084947</text:p>
          </table:table-cell>
          <table:table-cell table:style-name="ce2" office:value-type="float" office:value="0.0079022" calcext:value-type="float">
            <text:p>0.0079022</text:p>
          </table:table-cell>
          <table:table-cell table:number-columns-repeated="21"/>
        </table:table-row>
        <table:table-row table:style-name="ro1">
          <table:table-cell table:style-name="ce2" office:value-type="float" office:value="0.0036" calcext:value-type="float">
            <text:p>0.0036</text:p>
          </table:table-cell>
          <table:table-cell table:style-name="ce2" office:value-type="float" office:value="0.02649" calcext:value-type="float">
            <text:p>0.02649</text:p>
          </table:table-cell>
          <table:table-cell table:style-name="ce2" office:value-type="float" office:value="0.0270633" calcext:value-type="float">
            <text:p>0.0270633</text:p>
          </table:table-cell>
          <table:table-cell table:style-name="ce2" office:value-type="float" office:value="0.0284929" calcext:value-type="float">
            <text:p>0.0284929</text:p>
          </table:table-cell>
          <table:table-cell table:style-name="ce2" office:value-type="float" office:value="0.0301325" calcext:value-type="float">
            <text:p>0.0301325</text:p>
          </table:table-cell>
          <table:table-cell table:number-columns-repeated="2"/>
          <table:table-cell table:style-name="ce2" office:value-type="float" office:value="0.0036" calcext:value-type="float">
            <text:p>0.0036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234167" calcext:value-type="float">
            <text:p>0.0234167</text:p>
          </table:table-cell>
          <table:table-cell office:value-type="float" office:value="0.0249357" calcext:value-type="float">
            <text:p>0.0249357</text:p>
          </table:table-cell>
          <table:table-cell table:style-name="ce2" office:value-type="float" office:value="0.0262375" calcext:value-type="float">
            <text:p>0.0262375</text:p>
          </table:table-cell>
          <table:table-cell table:number-columns-repeated="2"/>
          <table:table-cell table:style-name="ce2" office:value-type="float" office:value="0.0038" calcext:value-type="float">
            <text:p>0.0038</text:p>
          </table:table-cell>
          <table:table-cell office:value-type="float" office:value="0.022608" calcext:value-type="float">
            <text:p>0.022608</text:p>
          </table:table-cell>
          <table:table-cell office:value-type="float" office:value="0.023015" calcext:value-type="float">
            <text:p>0.023015</text:p>
          </table:table-cell>
          <table:table-cell office:value-type="float" office:value="0.0236357" calcext:value-type="float">
            <text:p>0.0236357</text:p>
          </table:table-cell>
          <table:table-cell table:style-name="ce2" office:value-type="float" office:value="0.0247325" calcext:value-type="float">
            <text:p>0.0247325</text:p>
          </table:table-cell>
          <table:table-cell table:number-columns-repeated="2"/>
          <table:table-cell table:style-name="ce2" office:value-type="float" office:value="0.0041" calcext:value-type="float">
            <text:p>0.0041</text:p>
          </table:table-cell>
          <table:table-cell office:value-type="float" office:value="0.0126644" calcext:value-type="float">
            <text:p>0.0126644</text:p>
          </table:table-cell>
          <table:table-cell office:value-type="float" office:value="0.01103" calcext:value-type="float">
            <text:p>0.01103</text:p>
          </table:table-cell>
          <table:table-cell office:value-type="float" office:value="0.0104147" calcext:value-type="float">
            <text:p>0.0104147</text:p>
          </table:table-cell>
          <table:table-cell table:style-name="ce2" office:value-type="float" office:value="0.0101111" calcext:value-type="float">
            <text:p>0.0101111</text:p>
          </table:table-cell>
          <table:table-cell table:number-columns-repeated="21"/>
        </table:table-row>
        <table:table-row table:style-name="ro1">
          <table:table-cell office:value-type="float" office:value="0.0037" calcext:value-type="float">
            <text:p>0.0037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0315967" calcext:value-type="float">
            <text:p>0.0315967</text:p>
          </table:table-cell>
          <table:table-cell office:value-type="float" office:value="0.0332143" calcext:value-type="float">
            <text:p>0.0332143</text:p>
          </table:table-cell>
          <table:table-cell office:value-type="float" office:value="0.0348775" calcext:value-type="float">
            <text:p>0.0348775</text:p>
          </table:table-cell>
          <table:table-cell table:number-columns-repeated="2"/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26474" calcext:value-type="float">
            <text:p>0.026474</text:p>
          </table:table-cell>
          <table:table-cell table:style-name="ce2" office:value-type="float" office:value="0.027275" calcext:value-type="float">
            <text:p>0.027275</text:p>
          </table:table-cell>
          <table:table-cell table:style-name="ce2" office:value-type="float" office:value="0.0287371" calcext:value-type="float">
            <text:p>0.0287371</text:p>
          </table:table-cell>
          <table:table-cell table:style-name="ce2" office:value-type="float" office:value="0.0303475" calcext:value-type="float">
            <text:p>0.0303475</text:p>
          </table:table-cell>
          <table:table-cell table:number-columns-repeated="2"/>
          <table:table-cell table:style-name="ce2" office:value-type="float" office:value="0.0039" calcext:value-type="float">
            <text:p>0.0039</text:p>
          </table:table-cell>
          <table:table-cell table:style-name="ce2" office:value-type="float" office:value="0.025708" calcext:value-type="float">
            <text:p>0.025708</text:p>
          </table:table-cell>
          <table:table-cell table:style-name="ce2" office:value-type="float" office:value="0.0262717" calcext:value-type="float">
            <text:p>0.0262717</text:p>
          </table:table-cell>
          <table:table-cell table:style-name="ce2" office:value-type="float" office:value="0.0272029" calcext:value-type="float">
            <text:p>0.0272029</text:p>
          </table:table-cell>
          <table:table-cell table:style-name="ce2" office:value-type="float" office:value="0.0283137" calcext:value-type="float">
            <text:p>0.0283137</text:p>
          </table:table-cell>
          <table:table-cell table:number-columns-repeated="2"/>
          <table:table-cell table:style-name="ce2" office:value-type="float" office:value="0.0042" calcext:value-type="float">
            <text:p>0.0042</text:p>
          </table:table-cell>
          <table:table-cell office:value-type="float" office:value="0.0145667" calcext:value-type="float">
            <text:p>0.0145667</text:p>
          </table:table-cell>
          <table:table-cell office:value-type="float" office:value="0.0129317" calcext:value-type="float">
            <text:p>0.0129317</text:p>
          </table:table-cell>
          <table:table-cell office:value-type="float" office:value="0.0124493" calcext:value-type="float">
            <text:p>0.0124493</text:p>
          </table:table-cell>
          <table:table-cell table:style-name="ce2" office:value-type="float" office:value="0.0124989" calcext:value-type="float">
            <text:p>0.0124989</text:p>
          </table:table-cell>
          <table:table-cell table:number-columns-repeated="21"/>
        </table:table-row>
        <table:table-row table:style-name="ro1">
          <table:table-cell office:value-type="float" office:value="0.0038" calcext:value-type="float">
            <text:p>0.0038</text:p>
          </table:table-cell>
          <table:table-cell office:value-type="float" office:value="0.034026" calcext:value-type="float">
            <text:p>0.034026</text:p>
          </table:table-cell>
          <table:table-cell office:value-type="float" office:value="0.0358533" calcext:value-type="float">
            <text:p>0.0358533</text:p>
          </table:table-cell>
          <table:table-cell office:value-type="float" office:value="0.0379043" calcext:value-type="float">
            <text:p>0.0379043</text:p>
          </table:table-cell>
          <table:table-cell office:value-type="float" office:value="0.0391175" calcext:value-type="float">
            <text:p>0.0391175</text:p>
          </table:table-cell>
          <table:table-cell table:number-columns-repeated="2"/>
          <table:table-cell office:value-type="float" office:value="0.0038" calcext:value-type="float">
            <text:p>0.0038</text:p>
          </table:table-cell>
          <table:table-cell office:value-type="float" office:value="0.030154" calcext:value-type="float">
            <text:p>0.030154</text:p>
          </table:table-cell>
          <table:table-cell office:value-type="float" office:value="0.0317083" calcext:value-type="float">
            <text:p>0.0317083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347563" calcext:value-type="float">
            <text:p>0.0347563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29076" calcext:value-type="float">
            <text:p>0.029076</text:p>
          </table:table-cell>
          <table:table-cell office:value-type="float" office:value="0.029945" calcext:value-type="float">
            <text:p>0.029945</text:p>
          </table:table-cell>
          <table:table-cell office:value-type="float" office:value="0.0310071" calcext:value-type="float">
            <text:p>0.0310071</text:p>
          </table:table-cell>
          <table:table-cell office:value-type="float" office:value="0.03178" calcext:value-type="float">
            <text:p>0.03178</text:p>
          </table:table-cell>
          <table:table-cell table:number-columns-repeated="2"/>
          <table:table-cell table:style-name="ce2" office:value-type="float" office:value="0.0043" calcext:value-type="float">
            <text:p>0.0043</text:p>
          </table:table-cell>
          <table:table-cell office:value-type="float" office:value="0.0159044" calcext:value-type="float">
            <text:p>0.0159044</text:p>
          </table:table-cell>
          <table:table-cell office:value-type="float" office:value="0.014815" calcext:value-type="float">
            <text:p>0.014815</text:p>
          </table:table-cell>
          <table:table-cell office:value-type="float" office:value="0.0146413" calcext:value-type="float">
            <text:p>0.0146413</text:p>
          </table:table-cell>
          <table:table-cell table:style-name="ce2" office:value-type="float" office:value="0.0152911" calcext:value-type="float">
            <text:p>0.0152911</text:p>
          </table:table-cell>
          <table:table-cell table:number-columns-repeated="21"/>
        </table:table-row>
        <table:table-row table:style-name="ro1">
          <table:table-cell office:value-type="float" office:value="0.0039" calcext:value-type="float">
            <text:p>0.0039</text:p>
          </table:table-cell>
          <table:table-cell office:value-type="float" office:value="0.038094" calcext:value-type="float">
            <text:p>0.03809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422814" calcext:value-type="float">
            <text:p>0.0422814</text:p>
          </table:table-cell>
          <table:table-cell office:value-type="float" office:value="0.04299" calcext:value-type="float">
            <text:p>0.04299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354467" calcext:value-type="float">
            <text:p>0.0354467</text:p>
          </table:table-cell>
          <table:table-cell office:value-type="float" office:value="0.0375857" calcext:value-type="float">
            <text:p>0.0375857</text:p>
          </table:table-cell>
          <table:table-cell office:value-type="float" office:value="0.0392125" calcext:value-type="float">
            <text:p>0.0392125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31972" calcext:value-type="float">
            <text:p>0.031972</text:p>
          </table:table-cell>
          <table:table-cell office:value-type="float" office:value="0.0329617" calcext:value-type="float">
            <text:p>0.0329617</text:p>
          </table:table-cell>
          <table:table-cell office:value-type="float" office:value="0.0344443" calcext:value-type="float">
            <text:p>0.0344443</text:p>
          </table:table-cell>
          <table:table-cell office:value-type="float" office:value="0.0354725" calcext:value-type="float">
            <text:p>0.0354725</text:p>
          </table:table-cell>
          <table:table-cell table:number-columns-repeated="2"/>
          <table:table-cell table:style-name="ce2" office:value-type="float" office:value="0.0044" calcext:value-type="float">
            <text:p>0.0044</text:p>
          </table:table-cell>
          <table:table-cell office:value-type="float" office:value="0.0179356" calcext:value-type="float">
            <text:p>0.0179356</text:p>
          </table:table-cell>
          <table:table-cell office:value-type="float" office:value="0.017245" calcext:value-type="float">
            <text:p>0.017245</text:p>
          </table:table-cell>
          <table:table-cell office:value-type="float" office:value="0.0174787" calcext:value-type="float">
            <text:p>0.0174787</text:p>
          </table:table-cell>
          <table:table-cell table:style-name="ce2" office:value-type="float" office:value="0.0182478" calcext:value-type="float">
            <text:p>0.0182478</text:p>
          </table:table-cell>
          <table:table-cell table:number-columns-repeated="2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4283" calcext:value-type="float">
            <text:p>0.04283</text:p>
          </table:table-cell>
          <table:table-cell office:value-type="float" office:value="0.0442367" calcext:value-type="float">
            <text:p>0.0442367</text:p>
          </table:table-cell>
          <table:table-cell office:value-type="float" office:value="0.0460157" calcext:value-type="float">
            <text:p>0.0460157</text:p>
          </table:table-cell>
          <table:table-cell office:value-type="float" office:value="0.0464287" calcext:value-type="float">
            <text:p>0.0464287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3844" calcext:value-type="float">
            <text:p>0.03844</text:p>
          </table:table-cell>
          <table:table-cell office:value-type="float" office:value="0.040205" calcext:value-type="float">
            <text:p>0.040205</text:p>
          </table:table-cell>
          <table:table-cell office:value-type="float" office:value="0.0420771" calcext:value-type="float">
            <text:p>0.0420771</text:p>
          </table:table-cell>
          <table:table-cell office:value-type="float" office:value="0.0430413" calcext:value-type="float">
            <text:p>0.0430413</text:p>
          </table:table-cell>
          <table:table-cell table:number-columns-repeated="2"/>
          <table:table-cell office:value-type="float" office:value="0.0042" calcext:value-type="float">
            <text:p>0.0042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0.0370717" calcext:value-type="float">
            <text:p>0.0370717</text:p>
          </table:table-cell>
          <table:table-cell office:value-type="float" office:value="0.0381814" calcext:value-type="float">
            <text:p>0.0381814</text:p>
          </table:table-cell>
          <table:table-cell office:value-type="float" office:value="0.0389125" calcext:value-type="float">
            <text:p>0.0389125</text:p>
          </table:table-cell>
          <table:table-cell table:number-columns-repeated="2"/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197489" calcext:value-type="float">
            <text:p>0.0197489</text:p>
          </table:table-cell>
          <table:table-cell table:style-name="ce2" office:value-type="float" office:value="0.0194317" calcext:value-type="float">
            <text:p>0.0194317</text:p>
          </table:table-cell>
          <table:table-cell table:style-name="ce2" office:value-type="float" office:value="0.0200133" calcext:value-type="float">
            <text:p>0.0200133</text:p>
          </table:table-cell>
          <table:table-cell table:style-name="ce2" office:value-type="float" office:value="0.0210267" calcext:value-type="float">
            <text:p>0.0210267</text:p>
          </table:table-cell>
          <table:table-cell table:number-columns-repeated="21"/>
        </table:table-row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488733" calcext:value-type="float">
            <text:p>0.0488733</text:p>
          </table:table-cell>
          <table:table-cell office:value-type="float" office:value="0.0498886" calcext:value-type="float">
            <text:p>0.0498886</text:p>
          </table:table-cell>
          <table:table-cell office:value-type="float" office:value="0.0490963" calcext:value-type="float">
            <text:p>0.0490963</text:p>
          </table:table-cell>
          <table:table-cell table:number-columns-repeated="2"/>
          <table:table-cell office:value-type="float" office:value="0.0041" calcext:value-type="float">
            <text:p>0.0041</text:p>
          </table:table-cell>
          <table:table-cell office:value-type="float" office:value="0.042088" calcext:value-type="float">
            <text:p>0.042088</text:p>
          </table:table-cell>
          <table:table-cell office:value-type="float" office:value="0.04394" calcext:value-type="float">
            <text:p>0.04394</text:p>
          </table:table-cell>
          <table:table-cell office:value-type="float" office:value="0.0455971" calcext:value-type="float">
            <text:p>0.0455971</text:p>
          </table:table-cell>
          <table:table-cell office:value-type="float" office:value="0.0458012" calcext:value-type="float">
            <text:p>0.0458012</text:p>
          </table:table-cell>
          <table:table-cell table:number-columns-repeated="2"/>
          <table:table-cell office:value-type="float" office:value="0.0043" calcext:value-type="float">
            <text:p>0.0043</text:p>
          </table:table-cell>
          <table:table-cell office:value-type="float" office:value="0.038742" calcext:value-type="float">
            <text:p>0.038742</text:p>
          </table:table-cell>
          <table:table-cell office:value-type="float" office:value="0.0400633" calcext:value-type="float">
            <text:p>0.0400633</text:p>
          </table:table-cell>
          <table:table-cell office:value-type="float" office:value="0.0413086" calcext:value-type="float">
            <text:p>0.0413086</text:p>
          </table:table-cell>
          <table:table-cell office:value-type="float" office:value="0.0418525" calcext:value-type="float">
            <text:p>0.0418525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4" calcext:value-type="float">
            <text:p>0.0044</text:p>
          </table:table-cell>
          <table:table-cell office:value-type="float" office:value="0.041962" calcext:value-type="float">
            <text:p>0.041962</text:p>
          </table:table-cell>
          <table:table-cell office:value-type="float" office:value="0.0436817" calcext:value-type="float">
            <text:p>0.0436817</text:p>
          </table:table-cell>
          <table:table-cell office:value-type="float" office:value="0.0449114" calcext:value-type="float">
            <text:p>0.0449114</text:p>
          </table:table-cell>
          <table:table-cell office:value-type="float" office:value="0.0447213" calcext:value-type="float">
            <text:p>0.0447213</text:p>
          </table:table-cell>
          <table:table-cell table:number-columns-repeated="28"/>
        </table:table-row>
        <table:table-row table:style-name="ro1">
          <table:table-cell table:number-columns-repeated="14"/>
          <table:table-cell office:value-type="float" office:value="0.0045" calcext:value-type="float">
            <text:p>0.0045</text:p>
          </table:table-cell>
          <table:table-cell office:value-type="float" office:value="0.045008" calcext:value-type="float">
            <text:p>0.045008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0.0476657" calcext:value-type="float">
            <text:p>0.0476657</text:p>
          </table:table-cell>
          <table:table-cell office:value-type="float" office:value="0.0469688" calcext:value-type="float">
            <text:p>0.0469688</text:p>
          </table:table-cell>
          <table:table-cell table:number-columns-repeated="28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tau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tau Parallel – single_rounds ignore=0.05</text:p>
          </table:table-cell>
          <table:table-cell table:style-name="ce1" table:number-columns-repeated="4"/>
          <table:table-cell table:number-columns-repeated="35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tau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092429" calcext:value-type="float">
            <text:p>0.0092429</text:p>
          </table:table-cell>
          <table:table-cell office:value-type="float" office:value="0.009105" calcext:value-type="float">
            <text:p>0.009105</text:p>
          </table:table-cell>
          <table:table-cell table:number-columns-repeated="3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1645" calcext:value-type="float">
            <text:p>0.011645</text:p>
          </table:table-cell>
          <table:table-cell office:value-type="float" office:value="0.0116271" calcext:value-type="float">
            <text:p>0.0116271</text:p>
          </table:table-cell>
          <table:table-cell office:value-type="float" office:value="0.0117313" calcext:value-type="float">
            <text:p>0.0117313</text:p>
          </table:table-cell>
          <table:table-cell table:number-columns-repeated="3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14504" calcext:value-type="float">
            <text:p>0.014504</text:p>
          </table:table-cell>
          <table:table-cell office:value-type="float" office:value="0.014495" calcext:value-type="float">
            <text:p>0.014495</text:p>
          </table:table-cell>
          <table:table-cell office:value-type="float" office:value="0.0145571" calcext:value-type="float">
            <text:p>0.0145571</text:p>
          </table:table-cell>
          <table:table-cell office:value-type="float" office:value="0.0149225" calcext:value-type="float">
            <text:p>0.0149225</text:p>
          </table:table-cell>
          <table:table-cell table:number-columns-repeated="3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17246" calcext:value-type="float">
            <text:p>0.017246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181157" calcext:value-type="float">
            <text:p>0.0181157</text:p>
          </table:table-cell>
          <table:table-cell office:value-type="float" office:value="0.0190937" calcext:value-type="float">
            <text:p>0.0190937</text:p>
          </table:table-cell>
          <table:table-cell table:number-columns-repeated="3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0.022475" calcext:value-type="float">
            <text:p>0.022475</text:p>
          </table:table-cell>
          <table:table-cell office:value-type="float" office:value="0.0239957" calcext:value-type="float">
            <text:p>0.0239957</text:p>
          </table:table-cell>
          <table:table-cell office:value-type="float" office:value="0.025315" calcext:value-type="float">
            <text:p>0.025315</text:p>
          </table:table-cell>
          <table:table-cell table:number-columns-repeated="3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279983" calcext:value-type="float">
            <text:p>0.0279983</text:p>
          </table:table-cell>
          <table:table-cell office:value-type="float" office:value="0.0301557" calcext:value-type="float">
            <text:p>0.0301557</text:p>
          </table:table-cell>
          <table:table-cell office:value-type="float" office:value="0.0318125" calcext:value-type="float">
            <text:p>0.0318125</text:p>
          </table:table-cell>
          <table:table-cell table:number-columns-repeated="3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33776" calcext:value-type="float">
            <text:p>0.033776</text:p>
          </table:table-cell>
          <table:table-cell office:value-type="float" office:value="0.0356733" calcext:value-type="float">
            <text:p>0.0356733</text:p>
          </table:table-cell>
          <table:table-cell office:value-type="float" office:value="0.0381571" calcext:value-type="float">
            <text:p>0.0381571</text:p>
          </table:table-cell>
          <table:table-cell office:value-type="float" office:value="0.0397062" calcext:value-type="float">
            <text:p>0.0397062</text:p>
          </table:table-cell>
          <table:table-cell table:number-columns-repeated="3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41726" calcext:value-type="float">
            <text:p>0.041726</text:p>
          </table:table-cell>
          <table:table-cell office:value-type="float" office:value="0.0443683" calcext:value-type="float">
            <text:p>0.0443683</text:p>
          </table:table-cell>
          <table:table-cell office:value-type="float" office:value="0.0462529" calcext:value-type="float">
            <text:p>0.0462529</text:p>
          </table:table-cell>
          <table:table-cell office:value-type="float" office:value="0.0465262" calcext:value-type="float">
            <text:p>0.0465262</text:p>
          </table:table-cell>
          <table:table-cell table:number-columns-repeated="3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5514" calcext:value-type="float">
            <text:p>0.05514</text:p>
          </table:table-cell>
          <table:table-cell office:value-type="float" office:value="0.0572467" calcext:value-type="float">
            <text:p>0.0572467</text:p>
          </table:table-cell>
          <table:table-cell office:value-type="float" office:value="0.0566357" calcext:value-type="float">
            <text:p>0.0566357</text:p>
          </table:table-cell>
          <table:table-cell office:value-type="float" office:value="0.0535475" calcext:value-type="float">
            <text:p>0.0535475</text:p>
          </table:table-cell>
          <table:table-cell table:number-columns-repeated="3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069064" calcext:value-type="float">
            <text:p>0.069064</text:p>
          </table:table-cell>
          <table:table-cell office:value-type="float" office:value="0.0671033" calcext:value-type="float">
            <text:p>0.0671033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0.0572125" calcext:value-type="float">
            <text:p>0.0572125</text:p>
          </table:table-cell>
          <table:table-cell table:number-columns-repeated="35"/>
        </table:table-row>
        <table:table-row table:style-name="ro1" table:number-rows-repeated="4">
          <table:table-cell table:number-columns-repeated="4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####################################################################################### NN BASIC #########################################################################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table:style-name="ce1" office:value-type="string" calcext:value-type="string">
            <text:p>Threshold BASIC – single_rounds_rev WRONGimplem</text:p>
          </table:table-cell>
          <table:table-cell table:number-columns-repeated="4"/>
          <table:table-cell table:style-name="ce1" office:value-type="string" calcext:value-type="string">
            <text:p>Threshold BASIC – single_rounds_rev</text:p>
          </table:table-cell>
          <table:table-cell table:number-columns-repeated="5"/>
          <table:table-cell table:style-name="ce1" office:value-type="string" calcext:value-type="string">
            <text:p>Threshold BASIC – single_rounds_rev cycles=d Z1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1636" calcext:value-type="float">
            <text:p>0.016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106" calcext:value-type="float">
            <text:p>0.0010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5936" calcext:value-type="float">
            <text:p>0.05936</text:p>
          </table:table-cell>
          <table:table-cell office:value-type="float" office:value="0.04678" calcext:value-type="float">
            <text:p>0.04678</text:p>
          </table:table-cell>
          <table:table-cell office:value-type="float" office:value="0.03568" calcext:value-type="float">
            <text:p>0.03568</text:p>
          </table:table-cell>
          <table:table-cell table:number-columns-repeated="2"/>
          <table:table-cell office:value-type="float" office:value="0.07" calcext:value-type="float">
            <text:p>0.07</text:p>
          </table:table-cell>
          <table:table-cell/>
          <table:table-cell office:value-type="float" office:value="0.73524" calcext:value-type="float">
            <text:p>0.73524</text:p>
          </table:table-cell>
          <table:table-cell office:value-type="float" office:value="0.74986" calcext:value-type="float">
            <text:p>0.74986</text:p>
          </table:table-cell>
          <table:table-cell table:number-columns-repeated="32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2096" calcext:value-type="float">
            <text:p>0.0209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148" calcext:value-type="float">
            <text:p>0.00148</text:p>
          </table:table-cell>
          <table:table-cell/>
          <table:table-cell office:value-type="float" office:value="0.072" calcext:value-type="float">
            <text:p>0.072</text:p>
          </table:table-cell>
          <table:table-cell office:value-type="float" office:value="0.07288" calcext:value-type="float">
            <text:p>0.07288</text:p>
          </table:table-cell>
          <table:table-cell office:value-type="float" office:value="0.06116" calcext:value-type="float">
            <text:p>0.06116</text:p>
          </table:table-cell>
          <table:table-cell office:value-type="float" office:value="0.05342" calcext:value-type="float">
            <text:p>0.05342</text:p>
          </table:table-cell>
          <table:table-cell table:number-columns-repeated="2"/>
          <table:table-cell office:value-type="float" office:value="0.072" calcext:value-type="float">
            <text:p>0.072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7408" calcext:value-type="float">
            <text:p>0.7408</text:p>
          </table:table-cell>
          <table:table-cell office:value-type="float" office:value="0.74946" calcext:value-type="float">
            <text:p>0.74946</text:p>
          </table:table-cell>
          <table:table-cell table:number-columns-repeated="32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0254" calcext:value-type="float">
            <text:p>0.00254</text:p>
          </table:table-cell>
          <table:table-cell/>
          <table:table-cell office:value-type="float" office:value="0.074" calcext:value-type="float">
            <text:p>0.074</text:p>
          </table:table-cell>
          <table:table-cell office:value-type="float" office:value="0.08888" calcext:value-type="float">
            <text:p>0.08888</text:p>
          </table:table-cell>
          <table:table-cell office:value-type="float" office:value="0.08322" calcext:value-type="float">
            <text:p>0.08322</text:p>
          </table:table-cell>
          <table:table-cell office:value-type="float" office:value="0.0789" calcext:value-type="float">
            <text:p>0.0789</text:p>
          </table:table-cell>
          <table:table-cell table:number-columns-repeated="2"/>
          <table:table-cell office:value-type="float" office:value="0.074" calcext:value-type="float">
            <text:p>0.074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74764" calcext:value-type="float">
            <text:p>0.74764</text:p>
          </table:table-cell>
          <table:table-cell office:value-type="float" office:value="0.74694" calcext:value-type="float">
            <text:p>0.74694</text:p>
          </table:table-cell>
          <table:table-cell table:number-columns-repeated="32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2986" calcext:value-type="float">
            <text:p>0.02986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0366" calcext:value-type="float">
            <text:p>0.00366</text:p>
          </table:table-cell>
          <table:table-cell/>
          <table:table-cell office:value-type="float" office:value="0.076" calcext:value-type="float">
            <text:p>0.076</text:p>
          </table:table-cell>
          <table:table-cell office:value-type="float" office:value="0.10304" calcext:value-type="float">
            <text:p>0.10304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11112" calcext:value-type="float">
            <text:p>0.11112</text:p>
          </table:table-cell>
          <table:table-cell table:number-columns-repeated="2"/>
          <table:table-cell office:value-type="float" office:value="0.076" calcext:value-type="float">
            <text:p>0.076</text:p>
          </table:table-cell>
          <table:table-cell office:value-type="float" office:value="0.68766" calcext:value-type="float">
            <text:p>0.68766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0.75148" calcext:value-type="float">
            <text:p>0.75148</text:p>
          </table:table-cell>
          <table:table-cell table:number-columns-repeated="32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3634" calcext:value-type="float">
            <text:p>0.03634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0516" calcext:value-type="float">
            <text:p>0.00516</text:p>
          </table:table-cell>
          <table:table-cell/>
          <table:table-cell office:value-type="float" office:value="0.078" calcext:value-type="float">
            <text:p>0.078</text:p>
          </table:table-cell>
          <table:table-cell office:value-type="float" office:value="0.12262" calcext:value-type="float">
            <text:p>0.12262</text:p>
          </table:table-cell>
          <table:table-cell office:value-type="float" office:value="0.1328" calcext:value-type="float">
            <text:p>0.1328</text:p>
          </table:table-cell>
          <table:table-cell office:value-type="float" office:value="0.15252" calcext:value-type="float">
            <text:p>0.15252</text:p>
          </table:table-cell>
          <table:table-cell table:number-columns-repeated="2"/>
          <table:table-cell office:value-type="float" office:value="0.078" calcext:value-type="float">
            <text:p>0.078</text:p>
          </table:table-cell>
          <table:table-cell office:value-type="float" office:value="0.70328" calcext:value-type="float">
            <text:p>0.70328</text:p>
          </table:table-cell>
          <table:table-cell office:value-type="float" office:value="0.75134" calcext:value-type="float">
            <text:p>0.75134</text:p>
          </table:table-cell>
          <table:table-cell office:value-type="float" office:value="0.74978" calcext:value-type="float">
            <text:p>0.74978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0792" calcext:value-type="float">
            <text:p>0.0079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6838" calcext:value-type="float">
            <text:p>0.16838</text:p>
          </table:table-cell>
          <table:table-cell office:value-type="float" office:value="0.2032" calcext:value-type="float">
            <text:p>0.2032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71508" calcext:value-type="float">
            <text:p>0.71508</text:p>
          </table:table-cell>
          <table:table-cell office:value-type="float" office:value="0.75008" calcext:value-type="float">
            <text:p>0.75008</text:p>
          </table:table-cell>
          <table:table-cell office:value-type="float" office:value="0.75174" calcext:value-type="float">
            <text:p>0.75174</text:p>
          </table:table-cell>
          <table:table-cell table:number-columns-repeated="32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514" calcext:value-type="float">
            <text:p>0.051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1264" calcext:value-type="float">
            <text:p>0.01264</text:p>
          </table:table-cell>
          <table:table-cell/>
          <table:table-cell office:value-type="float" office:value="0.082" calcext:value-type="float">
            <text:p>0.082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2613" calcext:value-type="float">
            <text:p>0.2613</text:p>
          </table:table-cell>
          <table:table-cell table:number-columns-repeated="2"/>
          <table:table-cell office:value-type="float" office:value="0.082" calcext:value-type="float">
            <text:p>0.082</text:p>
          </table:table-cell>
          <table:table-cell office:value-type="float" office:value="0.72034" calcext:value-type="float">
            <text:p>0.72034</text:p>
          </table:table-cell>
          <table:table-cell office:value-type="float" office:value="0.74906" calcext:value-type="float">
            <text:p>0.74906</text:p>
          </table:table-cell>
          <table:table-cell office:value-type="float" office:value="0.74916" calcext:value-type="float">
            <text:p>0.74916</text:p>
          </table:table-cell>
          <table:table-cell table:number-columns-repeated="32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6138" calcext:value-type="float">
            <text:p>0.06138</text:p>
          </table:table-cell>
          <table:table-cell office:value-type="float" office:value="0.03214" calcext:value-type="float">
            <text:p>0.03214</text:p>
          </table:table-cell>
          <table:table-cell office:value-type="float" office:value="0.01812" calcext:value-type="float">
            <text:p>0.01812</text:p>
          </table:table-cell>
          <table:table-cell/>
          <table:table-cell office:value-type="float" office:value="0.084" calcext:value-type="float">
            <text:p>0.084</text:p>
          </table:table-cell>
          <table:table-cell office:value-type="float" office:value="0.19002" calcext:value-type="float">
            <text:p>0.19002</text:p>
          </table:table-cell>
          <table:table-cell office:value-type="float" office:value="0.25372" calcext:value-type="float">
            <text:p>0.25372</text:p>
          </table:table-cell>
          <table:table-cell office:value-type="float" office:value="0.32956" calcext:value-type="float">
            <text:p>0.32956</text:p>
          </table:table-cell>
          <table:table-cell table:number-columns-repeated="2"/>
          <table:table-cell office:value-type="float" office:value="0.084" calcext:value-type="float">
            <text:p>0.084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74748" calcext:value-type="float">
            <text:p>0.74748</text:p>
          </table:table-cell>
          <table:table-cell office:value-type="float" office:value="0.74778" calcext:value-type="float">
            <text:p>0.7477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4044" calcext:value-type="float">
            <text:p>0.74044</text:p>
          </table:table-cell>
          <table:table-cell office:value-type="float" office:value="0.75022" calcext:value-type="float">
            <text:p>0.7502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 table:number-rows-repeated="3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5594" calcext:value-type="float">
            <text:p>0.45594</text:p>
          </table:table-cell>
          <table:table-cell office:value-type="float" office:value="0.65754" calcext:value-type="float">
            <text:p>0.65754</text:p>
          </table:table-cell>
          <table:table-cell office:value-type="float" office:value="0.73246" calcext:value-type="float">
            <text:p>0.7324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68578" calcext:value-type="float">
            <text:p>0.68578</text:p>
          </table:table-cell>
          <table:table-cell office:value-type="float" office:value="0.74344" calcext:value-type="float">
            <text:p>0.7434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4344" calcext:value-type="float">
            <text:p>0.54344</text:p>
          </table:table-cell>
          <table:table-cell office:value-type="float" office:value="0.71204" calcext:value-type="float">
            <text:p>0.71204</text:p>
          </table:table-cell>
          <table:table-cell office:value-type="float" office:value="0.74664" calcext:value-type="float">
            <text:p>0.7466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8656" calcext:value-type="float">
            <text:p>0.58656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4774" calcext:value-type="float">
            <text:p>0.7477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072" calcext:value-type="float">
            <text:p>0.62072</text:p>
          </table:table-cell>
          <table:table-cell office:value-type="float" office:value="0.73342" calcext:value-type="float">
            <text:p>0.73342</text:p>
          </table:table-cell>
          <table:table-cell office:value-type="float" office:value="0.7508" calcext:value-type="float">
            <text:p>0.750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74558" calcext:value-type="float">
            <text:p>0.74558</text:p>
          </table:table-cell>
          <table:table-cell office:value-type="float" office:value="0.7495" calcext:value-type="float">
            <text:p>0.7495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7562" calcext:value-type="float">
            <text:p>0.67562</text:p>
          </table:table-cell>
          <table:table-cell office:value-type="float" office:value="0.74608" calcext:value-type="float">
            <text:p>0.74608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9098" calcext:value-type="float">
            <text:p>0.69098</text:p>
          </table:table-cell>
          <table:table-cell office:value-type="float" office:value="0.7482" calcext:value-type="float">
            <text:p>0.7482</text:p>
          </table:table-cell>
          <table:table-cell office:value-type="float" office:value="0.74896" calcext:value-type="float">
            <text:p>0.7489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74642" calcext:value-type="float">
            <text:p>0.74642</text:p>
          </table:table-cell>
          <table:table-cell office:value-type="float" office:value="0.74894" calcext:value-type="float">
            <text:p>0.74894</text:p>
          </table:table-cell>
          <table:table-cell table:number-columns-repeated="32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number-columns-repeated="11"/>
          <table:table-cell table:style-name="ce1" office:value-type="string" calcext:value-type="string">
            <text:p>Threshold BASIC – single_rounds_rev cycles=d</text:p>
          </table:table-cell>
          <table:table-cell table:number-columns-repeated="35"/>
        </table:table-row>
        <table:table-row table:style-name="ro1">
          <table:table-cell table:number-columns-repeated="11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" calcext:value-type="float">
            <text:p>0.07</text:p>
          </table:table-cell>
          <table:table-cell office:value-type="float" office:value="0.48746" calcext:value-type="float">
            <text:p>0.48746</text:p>
          </table:table-cell>
          <table:table-cell office:value-type="float" office:value="0.69226" calcext:value-type="float">
            <text:p>0.69226</text:p>
          </table:table-cell>
          <table:table-cell office:value-type="float" office:value="0.74414" calcext:value-type="float">
            <text:p>0.74414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2" calcext:value-type="float">
            <text:p>0.07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71802" calcext:value-type="float">
            <text:p>0.71802</text:p>
          </table:table-cell>
          <table:table-cell office:value-type="float" office:value="0.74838" calcext:value-type="float">
            <text:p>0.74838</text:p>
          </table:table-cell>
          <table:table-cell table:number-columns-repeated="32"/>
        </table:table-row>
        <table:table-row table:style-name="ro1">
          <table:table-cell table:number-columns-repeated="11"/>
          <table:table-cell office:value-type="float" office:value="0.074" calcext:value-type="float">
            <text:p>0.074</text:p>
          </table:table-cell>
          <table:table-cell office:value-type="float" office:value="0.56274" calcext:value-type="float">
            <text:p>0.56274</text:p>
          </table:table-cell>
          <table:table-cell office:value-type="float" office:value="0.72444" calcext:value-type="float">
            <text:p>0.7244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6" calcext:value-type="float">
            <text:p>0.076</text:p>
          </table:table-cell>
          <table:table-cell office:value-type="float" office:value="0.59122" calcext:value-type="float">
            <text:p>0.59122</text:p>
          </table:table-cell>
          <table:table-cell office:value-type="float" office:value="0.73722" calcext:value-type="float">
            <text:p>0.73722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78" calcext:value-type="float">
            <text:p>0.078</text:p>
          </table:table-cell>
          <table:table-cell office:value-type="float" office:value="0.62184" calcext:value-type="float">
            <text:p>0.62184</text:p>
          </table:table-cell>
          <table:table-cell office:value-type="float" office:value="0.7416" calcext:value-type="float">
            <text:p>0.7416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" calcext:value-type="float">
            <text:p>0.08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7448" calcext:value-type="float">
            <text:p>0.7448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2" calcext:value-type="float">
            <text:p>0.082</text:p>
          </table:table-cell>
          <table:table-cell office:value-type="float" office:value="0.66926" calcext:value-type="float">
            <text:p>0.66926</text:p>
          </table:table-cell>
          <table:table-cell office:value-type="float" office:value="0.74534" calcext:value-type="float">
            <text:p>0.7453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4" calcext:value-type="float">
            <text:p>0.08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0.74854" calcext:value-type="float">
            <text:p>0.74854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0.086" calcext:value-type="float">
            <text:p>0.08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74974" calcext:value-type="float">
            <text:p>0.74974</text:p>
          </table:table-cell>
          <table:table-cell table:number-columns-repeated="33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8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 table:number-columns-spanned="6" table:number-rows-spanned="1">
            <text:p>a0 EPL</text:p>
          </table:table-cell>
          <table:covered-table-cell table:number-columns-repeated="5" table:style-name="ce7"/>
          <table:table-cell table:number-columns-repeated="2"/>
          <table:table-cell table:style-name="ce4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7"/>
          <table:table-cell table:number-columns-repeated="6"/>
        </table:table-row>
        <table:table-row table:style-name="ro1"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4" office:value-type="string" calcext:value-type="string" table:number-columns-spanned="6" table:number-rows-spanned="1">
            <text:p>eta EPL</text:p>
          </table:table-cell>
          <table:covered-table-cell table:number-columns-repeated="5" table:style-name="ce7"/>
          <table:table-cell table:number-columns-repeated="14"/>
        </table:table-row>
        <table:table-row table:style-name="ro1">
          <table:table-cell table:style-name="ce5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8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8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8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8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23:50:32.949339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1T23:53:57.028692444</dc:date>
    <meta:editing-duration>P3DT3H27M34S</meta:editing-duration>
    <meta:editing-cycles>448</meta:editing-cycles>
    <meta:generator>LibreOffice/5.1.6.2$Linux_X86_64 LibreOffice_project/10m0$Build-2</meta:generator>
    <meta:document-statistic meta:table-count="3" meta:cell-count="3180" meta:object-count="0"/>
  </office:meta>
</office:document-meta>
</file>